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normal"/>
    </style:style>
    <style:style style:name="T5" style:family="text">
      <style:text-properties style:font-style-complex="normal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.0598in" svg:stroke-color="#800000" draw:marker-start="" draw:marker-start-width="0.2098in" draw:marker-start-center="false" draw:marker-end="" draw:marker-end-width="0.2098in" draw:marker-end-center="false" draw:fill="solid" draw:fill-color="#99ccff" draw:textarea-horizontal-align="center" draw:textarea-vertical-align="middle" fo:padding-top="0.0791in" fo:padding-bottom="0.0791in" fo:padding-left="0.1283in" fo:padding-right="0.1283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661in" fo:min-width="0.130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661in" fo:min-width="0.140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661in" fo:min-width="0.120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dash" draw:stroke-dash="Ultrafine_20_2_20_Dots_20_3_20_Dashes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ngle Distribution</text:p>
      <text:p text:style-name="Standard"/>
      <text:p text:style-name="Standard"><draw:g text:anchor-type="paragraph" draw:z-index="0" draw:style-name="gr1"><draw:line draw:style-name="gr2" draw:text-style-name="P7" svg:x1="0.0008in" svg:y1="0.0055in" svg:x2="0.0008in" svg:y2="0.9858in"><text:p/></draw:line><draw:line draw:style-name="gr2" draw:text-style-name="P7" svg:x1="0.0146in" svg:y1="0.9862in" svg:x2="3.6122in" svg:y2="0.9862in"><text:p/></draw:line><draw:line draw:style-name="gr3" draw:text-style-name="P7" svg:x1="0.4803in" svg:y1="0.9862in" svg:x2="2.8189in" svg:y2="0.3177in"><text:p/></draw:line><draw:line draw:style-name="gr3" draw:text-style-name="P7" svg:x1="2.8189in" svg:y1="0.3177in" svg:x2="3.5984in" svg:y2="0.9862in"><text:p/></draw:line><draw:frame draw:style-name="gr4" draw:text-style-name="P9" svg:width="0.3343in" svg:height="0.465in" svg:x="0.4209in" svg:y="1.0846in"><draw:text-box><text:p text:style-name="P8"><text:span text:style-name="T6">a</text:span></text:p></draw:text-box></draw:frame><draw:frame draw:style-name="gr5" draw:text-style-name="P9" svg:width="0.3449in" svg:height="0.465in" svg:x="3.4787in" svg:y="1.0756in"><draw:text-box><text:p text:style-name="P8"><text:span text:style-name="T6">b</text:span></text:p></draw:text-box></draw:frame><draw:frame draw:style-name="gr6" draw:text-style-name="P9" svg:width="0.324in" svg:height="0.465in" svg:x="2.7374in" svg:y="1.0846in"><draw:text-box><text:p text:style-name="P8"><text:span text:style-name="T6">c</text:span></text:p></draw:text-box></draw:frame><draw:line draw:style-name="gr7" draw:text-style-name="P7" svg:x1="2.8189in" svg:y1="0.3177in" svg:x2="2.8189in" svg:y2="0.9417in"><text:p/></draw:line><draw:frame draw:style-name="gr5" draw:text-style-name="P9" svg:width="0.3449in" svg:height="0.465in" svg:x="2.4598in" svg:y="0.6744in"><draw:text-box><text:p text:style-name="P8"><text:span text:style-name="T6">h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2"><draw:frame draw:style-name="fr1" draw:name="Objekt4" text:anchor-type="as-char" svg:width="2.5299in" svg:height="1.0992in" draw:z-index="1"><draw:object xlink:href="./Object 3" xlink:type="simple" xlink:show="embed" xlink:actuate="onLoad"/><draw:image xlink:href="./ObjectReplacements/Object 3" xlink:type="simple" xlink:show="embed" xlink:actuate="onLoad"/></draw:frame> </text:p>
            </table:table-cell>
            <table:table-cell table:style-name="Tabelle4.A1" office:value-type="string">
              <text:p text:style-name="P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>Integrating the pdf in equation <text:sequence-ref text:reference-format="text" text:ref-name="refText0">(1)</text:sequence-ref> to solve for <text:span text:style-name="T1">h</text:span>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<draw:frame draw:style-name="fr1" draw:name="Object1" text:anchor-type="as-char" svg:width="4.752in" svg:height="3.8783in" draw:z-index="2"><draw:object xlink:href="./Object 1" xlink:type="simple" xlink:show="embed" xlink:actuate="onLoad"/><draw:image xlink:href="./ObjectReplacements/Object 1" xlink:type="simple" xlink:show="embed" xlink:actuate="onLoad"/></draw:frame> </text:p>
            </table:table-cell>
            <table:table-cell table:style-name="Table1.A1" office:value-type="string">
              <text:p text:style-name="P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4"/>
      <text:p text:style-name="P4">Integrating to find <text:span text:style-name="T1">E(x),</text:span></text:p>
      <text:p text:style-name="P4"/>
      <text:p text:style-name="Standard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"><draw:frame draw:style-name="fr1" draw:name="Object2" text:anchor-type="as-char" svg:width="6.4339in" svg:height="4.1972in" draw:z-index="3"><draw:object xlink:href="./Object 2" xlink:type="simple" xlink:show="embed" xlink:actuate="onLoad"/><draw:image xlink:href="./ObjectReplacements/Object 2" xlink:type="simple" xlink:show="embed" xlink:actuate="onLoad"/></draw:frame> </text:p>
            </table:table-cell>
            <table:table-cell table:style-name="Table2.A1" office:value-type="string">
              <text:p text:style-name="P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><text:span text:style-name="T3"/></text:p>
      <text:p text:style-name="P4">Now creating a triangle distribution on a logarithmic scale<text:span text:style-name="T1">,</text:span>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"><draw:frame draw:style-name="fr1" draw:name="Object3" text:anchor-type="as-char" svg:width="3.7307in" svg:height="1.889in" draw:z-index="4"><draw:object xlink:href="./Object 4" xlink:type="simple" xlink:show="embed" xlink:actuate="onLoad"/><draw:image xlink:href="./ObjectReplacements/Object 4" xlink:type="simple" xlink:show="embed" xlink:actuate="onLoad"/></draw:frame> </text:p>
            </table:table-cell>
            <table:table-cell table:style-name="Table3.A1" office:value-type="string">
              <text:p text:style-name="P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><text:span text:style-name="T3"/></text:p>
      <text:p text:style-name="Standard">However,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"><draw:frame draw:style-name="fr1" draw:name="Object4" text:anchor-type="as-char" svg:width="1.148in" svg:height="0.2138in" draw:z-index="5"><draw:object xlink:href="./Object 5" xlink:type="simple" xlink:show="embed" xlink:actuate="onLoad"/><draw:image xlink:href="./ObjectReplacements/Object 5" xlink:type="simple" xlink:show="embed" xlink:actuate="onLoad"/></draw:frame> </text:p>
            </table:table-cell>
            <table:table-cell table:style-name="Table4.A1" office:value-type="string">
              <text:p text:style-name="P3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Standard">Therefore, transforming...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2"><draw:frame draw:style-name="fr1" draw:name="Object5" text:anchor-type="as-char" svg:width="4.3736in" svg:height="3.6071in" draw:z-index="6"><draw:object xlink:href="./Object 6" xlink:type="simple" xlink:show="embed" xlink:actuate="onLoad"/><draw:image xlink:href="./ObjectReplacements/Object 6" xlink:type="simple" xlink:show="embed" xlink:actuate="onLoad"/></draw:frame> </text:p>
            </table:table-cell>
            <table:table-cell table:style-name="Table5.A1" office:value-type="string">
              <text:p text:style-name="P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"><draw:frame draw:style-name="fr1" draw:name="Object6" text:anchor-type="as-char" svg:width="3.9957in" svg:height="4.3146in" draw:z-index="7"><draw:object xlink:href="./Object 7" xlink:type="simple" xlink:show="embed" xlink:actuate="onLoad"/><draw:image xlink:href="./ObjectReplacements/Object 7" xlink:type="simple" xlink:show="embed" xlink:actuate="onLoad"/></draw:frame> </text:p>
            </table:table-cell>
            <table:table-cell table:style-name="Table6.A1" office:value-type="string">
              <text:p text:style-name="P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Standard">Checking that the CDF is 1 at <text:span text:style-name="T1">b</text:span><text:span text:style-name="T3">,</text:span></text:p>
      <table:table table:name="Table7" table:style-name="Table7">
        <table:table-column table:style-name="Table7.A"/>
        <table:table-column table:style-name="Table7.B"/>
        <table:table-header-rows>
          <text:soft-page-break/>
          <table:table-row>
            <table:table-cell table:style-name="Table7.A1" office:value-type="string">
              <text:p text:style-name="P2"><draw:frame draw:style-name="fr2" draw:name="Object7" text:anchor-type="as-char" svg:y="-0.3638in" svg:width="2.9839in" svg:height="0.8362in" draw:z-index="8"><draw:object xlink:href="./Object 8" xlink:type="simple" xlink:show="embed" xlink:actuate="onLoad"/><draw:image xlink:href="./ObjectReplacements/Object 8" xlink:type="simple" xlink:show="embed" xlink:actuate="onLoad"/></draw:frame> </text:p>
            </table:table-cell>
            <table:table-cell table:style-name="Table7.A1" office:value-type="string">
              <text:p text:style-name="P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Standard">Now calculating <text:span text:style-name="T1">E(y)</text:span><text:span text:style-name="T3">,</text:span></text:p>
      <text:p text:style-name="Standard"><text:span text:style-name="T3"/>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"><draw:frame draw:style-name="fr1" draw:name="Object8" text:anchor-type="as-char" svg:width="6.3492in" svg:height="2.3398in" draw:z-index="9"><draw:object xlink:href="./Object 9" xlink:type="simple" xlink:show="embed" xlink:actuate="onLoad"/><draw:image xlink:href="./ObjectReplacements/Object 9" xlink:type="simple" xlink:show="embed" xlink:actuate="onLoad"/></draw:frame> </text:p>
            </table:table-cell>
            <table:table-cell table:style-name="Table8.A1" office:value-type="string">
              <text:p text:style-name="P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Text_20_body" style:class="extra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 Carnell</meta:initial-creator>
    <meta:creation-date>2009-11-04T21:16:30.71</meta:creation-date>
    <dc:date>2009-11-07T13:56:19.36</dc:date>
    <dc:creator>Robert Carnell</dc:creator>
    <meta:editing-duration>PT36H21M40S</meta:editing-duration>
    <meta:editing-cycles>6</meta:editing-cycles>
    <meta:generator>OpenOffice.org/3.0$Win32 OpenOffice.org_project/300m15$Build-9379</meta:generator>
    <meta:document-statistic meta:table-count="9" meta:image-count="0" meta:object-count="9" meta:page-count="4" meta:paragraph-count="26" meta:word-count="48" meta:character-count="2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i>f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</math:mfrac>
          </math:mrow>
          <math:mrow>
            <math:munderover>
              <math:mo math:stretchy="false">∫</math:mo>
              <math:mi>a</math:mi>
              <math:mi>c</math:mi>
            </math:munderover>
            <math:mrow>
              <math:mo math:stretchy="false">(</math:mo>
              <math:mrow>
                <math:mi>x</math:mi>
                <math:mo math:stretchy="false">−</math:mo>
                <math:mi>a</math:mi>
              </math:mrow>
              <math:mo math:stretchy="false">)</math:mo>
            </math:mrow>
          </math:mrow>
          <math:mrow>
            <math:mi math:fontstyle="italic">dx</math:mi>
            <math:mo math:stretchy="false">+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</math:mfrac>
          </math:mrow>
          <math:mrow>
            <math:munderover>
              <math:mo math:stretchy="false">∫</math:mo>
              <math:mi>c</math:mi>
              <math:mi>b</math:mi>
            </math:munderover>
            <math:mrow>
              <math:mo math:stretchy="false">(</math:mo>
              <math:mrow>
                <math:mi>x</math:mi>
                <math:mo math:stretchy="false">−</math:mo>
                <math:mi>b</math:mi>
              </math:mrow>
              <math:mo math:stretchy="false">)</math:mo>
            </math:mrow>
          </math:mrow>
          <math:mi math:fontstyle="italic">dx</math:mi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</math:mfrac>
          </math:mrow>
          <math:mrow>
            <math:msubsup>
              <math:mfenced math:open="[" math:close="]">
                <math:mrow>
                  <math:mfrac>
                    <math:msup>
                      <math:mi>x</math:mi>
                      <math:mn>2</math:mn>
                    </math:msup>
                    <math:mn>2</math:mn>
                  </math:mfrac>
                  <math:mo math:stretchy="false">−</math:mo>
                  <math:mi math:fontstyle="italic">ax</math:mi>
                </math:mrow>
              </math:mfenced>
              <math:mi>a</math:mi>
              <math:mi>c</math:mi>
            </math:msubsup>
            <math:mo math:stretchy="false">+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</math:mfrac>
          </math:mrow>
          <math:msubsup>
            <math:mfenced math:open="[" math:close="]">
              <math:mrow>
                <math:mfrac>
                  <math:msup>
                    <math:mi>x</math:mi>
                    <math:mn>2</math:mn>
                  </math:msup>
                  <math:mn>2</math:mn>
                </math:mfrac>
                <math:mo math:stretchy="false">−</math:mo>
                <math:mi math:fontstyle="italic">bx</math:mi>
              </math:mrow>
            </math:mfenced>
            <math:mi>c</math:mi>
            <math:mi>b</math:mi>
          </math:msubsup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2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</math:mrow>
            </math:mfrac>
          </math:mrow>
          <math:mrow>
            <math:mrow>
              <math:mo math:stretchy="false">[</math:mo>
              <math:mrow>
                <math:mrow>
                  <math:mrow>
                    <math:msup>
                      <math:mi>c</math:mi>
                      <math:mn>2</math:mn>
                    </math:msup>
                    <math:mo math:stretchy="false">−</math:mo>
                    <math:mn>2ac</math:mn>
                  </math:mrow>
                  <math:mo math:stretchy="false">−</math:mo>
                  <math:msup>
                    <math:mi>a</math:mi>
                    <math:mn>2</math:mn>
                  </math:msup>
                </math:mrow>
                <math:mo math:stretchy="false">+</math:mo>
                <math:msup>
                  <math:mn>2a</math:mn>
                  <math:mn>2</math:mn>
                </math:msup>
              </math:mrow>
              <math:mo math:stretchy="false">]</math:mo>
            </math:mrow>
            <math:mo math:stretchy="false">+</math:mo>
            <math:mfrac>
              <math:mi>h</math:mi>
              <math:mrow>
                <math:mn>2</math:mn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row>
                <math:mrow>
                  <math:msup>
                    <math:mi>b</math:mi>
                    <math:mn>2</math:mn>
                  </math:msup>
                  <math:mo math:stretchy="false">−</math:mo>
                  <math:msup>
                    <math:mn>2b</math:mn>
                    <math:mn>2</math:mn>
                  </math:msup>
                </math:mrow>
                <math:mo math:stretchy="false">−</math:mo>
                <math:msup>
                  <math:mi>c</math:mi>
                  <math:mn>2</math:mn>
                </math:msup>
              </math:mrow>
              <math:mo math:stretchy="false">+</math:mo>
              <math:mn>2bc</math:mn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2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fenced math:open="[" math:close="]">
            <math:mtable>
              <math:mtr>
                <math:mrow>
                  <math:mrow>
                    <math:mrow>
                      <math:mrow>
                        <math:mrow>
                          <math:msup>
                            <math:mi>c</math:mi>
                            <math:mn>3</math:mn>
                          </math:msup>
                          <math:mo math:stretchy="false">−</math:mo>
                          <math:msup>
                            <math:mi math:fontstyle="italic">bc</math:mi>
                            <math:mn>2</math:mn>
                          </math:msup>
                        </math:mrow>
                        <math:mo math:stretchy="false">−</math:mo>
                        <math:msup>
                          <math:mn>2ac</math:mn>
                          <math:mn>2</math:mn>
                        </math:msup>
                      </math:mrow>
                      <math:mo math:stretchy="false">+</math:mo>
                      <math:mn>2abc</math:mn>
                    </math:mrow>
                    <math:mo math:stretchy="false">−</math:mo>
                    <math:msup>
                      <math:mi>a</math:mi>
                      <math:mn>2</math:mn>
                    </math:msup>
                  </math:mrow>
                  <math:mrow>
                    <math:mi>c</math:mi>
                    <math:mo math:stretchy="false">+</math:mo>
                    <math:msup>
                      <math:mi>a</math:mi>
                      <math:mn>2</math:mn>
                    </math:msup>
                  </math:mrow>
                  <math:mrow>
                    <math:mi>b</math:mi>
                    <math:mo math:stretchy="false">+</math:mo>
                    <math:msup>
                      <math:mn>2a</math:mn>
                      <math:mn>2</math:mn>
                    </math:msup>
                  </math:mrow>
                  <math:mrow>
                    <math:mi>c</math:mi>
                    <math:mo math:stretchy="false">−</math:mo>
                    <math:msup>
                      <math:mn>2a</math:mn>
                      <math:mn>2</math:mn>
                    </math:msup>
                  </math:mrow>
                  <math:mrow>
                    <math:mi>b</math:mi>
                    <math:mo math:stretchy="false">+</math:mo>
                    <math:mi/>
                  </math:mrow>
                </math:mrow>
              </math:mtr>
              <math:mtr>
                <math:mrow>
                  <math:msup>
                    <math:mi>b</math:mi>
                    <math:mn>2</math:mn>
                  </math:msup>
                  <math:mrow>
                    <math:mrow>
                      <math:mi>c</math:mi>
                      <math:mo math:stretchy="false">−</math:mo>
                      <math:msup>
                        <math:mi math:fontstyle="italic">ab</math:mi>
                        <math:mn>2</math:mn>
                      </math:msup>
                    </math:mrow>
                    <math:mo math:stretchy="false">−</math:mo>
                    <math:msup>
                      <math:mn>2b</math:mn>
                      <math:mn>2</math:mn>
                    </math:msup>
                  </math:mrow>
                  <math:mrow>
                    <math:mrow>
                      <math:mrow>
                        <math:mrow>
                          <math:mrow>
                            <math:mi>c</math:mi>
                            <math:mo math:stretchy="false">+</math:mo>
                            <math:msup>
                              <math:mn>2ab</math:mn>
                              <math:mn>2</math:mn>
                            </math:msup>
                          </math:mrow>
                          <math:mo math:stretchy="false">−</math:mo>
                          <math:msup>
                            <math:mi>c</math:mi>
                            <math:mn>3</math:mn>
                          </math:msup>
                        </math:mrow>
                        <math:mo math:stretchy="false">+</math:mo>
                        <math:msup>
                          <math:mi math:fontstyle="italic">ac</math:mi>
                          <math:mn>2</math:mn>
                        </math:msup>
                      </math:mrow>
                      <math:mo math:stretchy="false">+</math:mo>
                      <math:msup>
                        <math:mn>2bc</math:mn>
                        <math:mn>2</math:mn>
                      </math:msup>
                    </math:mrow>
                    <math:mo math:stretchy="false">−</math:mo>
                    <math:mn>2abc</math:mn>
                  </math:mrow>
                </math:mrow>
              </math:mtr>
            </math:mtable>
          </math:mfenced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2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row>
                <math:mrow>
                  <math:msup>
                    <math:mi math:fontstyle="italic">bc</math:mi>
                    <math:mn>2</math:mn>
                  </math:msup>
                  <math:mo math:stretchy="false">−</math:mo>
                  <math:msup>
                    <math:mi math:fontstyle="italic">ac</math:mi>
                    <math:mn>2</math:mn>
                  </math:msup>
                </math:mrow>
                <math:mo math:stretchy="false">+</math:mo>
                <math:msup>
                  <math:mi>a</math:mi>
                  <math:mn>2</math:mn>
                </math:msup>
              </math:mrow>
              <math:mrow>
                <math:mi>c</math:mi>
                <math:mo math:stretchy="false">−</math:mo>
                <math:msup>
                  <math:mi>a</math:mi>
                  <math:mn>2</math:mn>
                </math:msup>
              </math:mrow>
              <math:mrow>
                <math:mi>b</math:mi>
                <math:mo math:stretchy="false">−</math:mo>
                <math:msup>
                  <math:mi>b</math:mi>
                  <math:mn>2</math:mn>
                </math:msup>
              </math:mrow>
              <math:mrow>
                <math:mrow>
                  <math:mrow>
                    <math:mi>c</math:mi>
                    <math:mo math:stretchy="false">+</math:mo>
                    <math:msup>
                      <math:mi math:fontstyle="italic">ab</math:mi>
                      <math:mn>2</math:mn>
                    </math:msup>
                  </math:mrow>
                  <math:mo math:stretchy="false">+</math:mo>
                  <math:mi math:fontstyle="italic">abc</math:mi>
                </math:mrow>
                <math:mo math:stretchy="false">−</math:mo>
                <math:mi math:fontstyle="italic">abc</math:mi>
              </math:mrow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2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i>b</math:mi>
              <math:mrow>
                <math:mrow>
                  <math:mo math:stretchy="false">(</math:mo>
                  <math:mrow>
                    <math:mrow>
                      <math:mrow>
                        <math:msup>
                          <math:mi>c</math:mi>
                          <math:mn>2</math:mn>
                        </math:msup>
                        <math:mo math:stretchy="false">−</math:mo>
                        <math:mi math:fontstyle="italic">ac</math:mi>
                      </math:mrow>
                      <math:mo math:stretchy="false">+</math:mo>
                      <math:mi math:fontstyle="italic">ab</math:mi>
                    </math:mrow>
                    <math:mo math:stretchy="false">−</math:mo>
                    <math:mi math:fontstyle="italic">bc</math:mi>
                  </math:mrow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row>
                  <math:mrow>
                    <math:mrow>
                      <math:msup>
                        <math:mi>c</math:mi>
                        <math:mn>2</math:mn>
                      </math:msup>
                      <math:mo math:stretchy="false">−</math:mo>
                      <math:mi math:fontstyle="italic">ac</math:mi>
                    </math:mrow>
                    <math:mo math:stretchy="false">+</math:mo>
                    <math:mi math:fontstyle="italic">ab</math:mi>
                  </math:mrow>
                  <math:mo math:stretchy="false">−</math:mo>
                  <math:mi math:fontstyle="italic">bc</math:mi>
                </math:mrow>
                <math:mo math:stretchy="false">)</math:mo>
              </math:mrow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2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i>b</math:mi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  <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  <math:mo math:stretchy="false">−</math:mo>
                <math:mi>a</math:mi>
              </math:mrow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i>h</math:mi>
          </math:mrow>
          <math:mrow>
            <math:mfrac>
              <math:mrow>
                <math:mo math:stretchy="false">(</math:mo>
                <math:mrow>
                  <math:mi>b</math:mi>
                  <math:mo math:stretchy="false">−</math:mo>
                  <math:mi>a</math:mi>
                </math:mrow>
                <math:mo math:stretchy="false">)</math:mo>
              </math:mrow>
              <math:mn>2</math:mn>
            </math:mfrac>
            <math:mo math:stretchy="false">=</math:mo>
            <math:mn>1</math:mn>
          </math:mrow>
        </math:mrow>
      </math:mtr>
      <math:mtr>
        <math:mrow>
          <math:mi>h</math:mi>
          <math:mo math:stretchy="false">=</math:mo>
          <math:mfrac>
            <math:mn>2</math:mn>
            <math:mrow>
              <math:mo math:stretchy="false">(</math:mo>
              <math:mrow>
                <math:mi>b</math:mi>
                <math:mo math:stretchy="false">−</math:mo>
                <math:mi>a</math:mi>
              </math:mrow>
              <math:mo math:stretchy="false">)</math:mo>
            </math:mrow>
          </math:mfrac>
        </math:mrow>
      </math:mtr>
    </math:mtable>
    <math:annotation math:encoding="StarMath 5.0">int from {- infinity} to {infinity} f(x) dx = h over (c-a) int from a to c (x-a)dx + h over (c-b) int from c to b (x-b)dx newline
~ = h over (c-a) left [ x^2 over 2 - ax right ]_a^c + h over (c-b) left [ x^2 over 2 - bx right ]_c^b newline
~ = h over {2(c-a)} [ c^2 - 2ac - a^2 + 2a^2 ] + h over {2(c-b)} [ b^2 - 2b^2 - c^2 + 2bc ] newline
~ = h over {2(c-a)(c-b)} left [ stack { c^3 - bc^2 - 2ac^2 + 2abc - a^{2}c + a^{2}b +2a^{2}c - 2a^{2}b + ~ # b^2{c} - ab^2 -2b^{2}c + 2ab^2 - c^3 + ac^2 + 2bc^2 - 2abc } right ] newline
~ = h over {2(c-a)(c-b)} [bc^2 - ac^2 + a^{2}c - a^{2}b - b^{2}c + ab^2 + abc - abc] newline 
~ = h over {2(c-a)(c-b)} [b(c^2 - ac + ab -bc) - a(c^2 - ac + ab - bc)] newline
~ = h over {2(c-a)(c-b)} [ b(c-a)(c-b) - a(c-a)(c-b)] newline
~ = h(b-a) over 2 = 1 newline
h = 2 over (b-a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E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 math:fontstyle="italic">xf</math:mi>
            </math:mrow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</math:mfrac>
          </math:mrow>
          <math:mrow>
            <math:munderover>
              <math:mo math:stretchy="false">∫</math:mo>
              <math:mi>a</math:mi>
              <math:mi>c</math:mi>
            </math:munderover>
            <math:mrow>
              <math:mo math:stretchy="false">(</math:mo>
              <math:mrow>
                <math:msup>
                  <math:mi>x</math:mi>
                  <math:mn>2</math:mn>
                </math:msup>
                <math:mo math:stretchy="false">−</math:mo>
                <math:mi math:fontstyle="italic">ax</math:mi>
              </math:mrow>
              <math:mo math:stretchy="false">)</math:mo>
            </math:mrow>
          </math:mrow>
          <math:mrow>
            <math:mi math:fontstyle="italic">dx</math:mi>
            <math:mo math:stretchy="false">+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</math:mfrac>
          </math:mrow>
          <math:mrow>
            <math:munderover>
              <math:mo math:stretchy="false">∫</math:mo>
              <math:mi>c</math:mi>
              <math:mi>b</math:mi>
            </math:munderover>
            <math:mrow>
              <math:mo math:stretchy="false">(</math:mo>
              <math:mrow>
                <math:msup>
                  <math:mi>x</math:mi>
                  <math:mn>2</math:mn>
                </math:msup>
                <math:mo math:stretchy="false">−</math:mo>
                <math:mi math:fontstyle="italic">bx</math:mi>
              </math:mrow>
              <math:mo math:stretchy="false">)</math:mo>
            </math:mrow>
          </math:mrow>
          <math:mi math:fontstyle="italic">dx</math:mi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</math:mfrac>
          </math:mrow>
          <math:mrow>
            <math:msubsup>
              <math:mfenced math:open="[" math:close="]">
                <math:mrow>
                  <math:mfrac>
                    <math:msup>
                      <math:mi>x</math:mi>
                      <math:mn>3</math:mn>
                    </math:msup>
                    <math:mn>3</math:mn>
                  </math:mfrac>
                  <math:mo math:stretchy="false">−</math:mo>
                  <math:mfrac>
                    <math:msup>
                      <math:mi math:fontstyle="italic">ax</math:mi>
                      <math:mn>2</math:mn>
                    </math:msup>
                    <math:mn>2</math:mn>
                  </math:mfrac>
                </math:mrow>
              </math:mfenced>
              <math:mi>a</math:mi>
              <math:mi>c</math:mi>
            </math:msubsup>
            <math:mo math:stretchy="false">+</math:mo>
            <math:mfrac>
              <math:mi>h</math:mi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</math:mfrac>
          </math:mrow>
          <math:msubsup>
            <math:mfenced math:open="[" math:close="]">
              <math:mrow>
                <math:mfrac>
                  <math:msup>
                    <math:mi>x</math:mi>
                    <math:mn>3</math:mn>
                  </math:msup>
                  <math:mn>3</math:mn>
                </math:mfrac>
                <math:mo math:stretchy="false">−</math:mo>
                <math:mfrac>
                  <math:msup>
                    <math:mi math:fontstyle="italic">bx</math:mi>
                    <math:mn>2</math:mn>
                  </math:msup>
                  <math:mn>2</math:mn>
                </math:mfrac>
              </math:mrow>
            </math:mfenced>
            <math:mi>c</math:mi>
            <math:mi>b</math:mi>
          </math:msubsup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6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</math:mrow>
            </math:mfrac>
          </math:mrow>
          <math:mrow>
            <math:mrow>
              <math:mo math:stretchy="false">[</math:mo>
              <math:mrow>
                <math:mrow>
                  <math:msup>
                    <math:mn>2c</math:mn>
                    <math:mn>3</math:mn>
                  </math:msup>
                  <math:mo math:stretchy="false">−</math:mo>
                  <math:msup>
                    <math:mn>3ac</math:mn>
                    <math:mn>2</math:mn>
                  </math:msup>
                </math:mrow>
                <math:mo math:stretchy="false">+</math:mo>
                <math:msup>
                  <math:mi>a</math:mi>
                  <math:mn>3</math:mn>
                </math:msup>
              </math:mrow>
              <math:mo math:stretchy="false">]</math:mo>
            </math:mrow>
            <math:mo math:stretchy="false">+</math:mo>
            <math:mfrac>
              <math:mi>h</math:mi>
              <math:mrow>
                <math:mn>6</math:mn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row>
                <math:mrow>
                  <math:mo math:stretchy="false">−</math:mo>
                  <math:msup>
                    <math:mi>b</math:mi>
                    <math:mn>3</math:mn>
                  </math:msup>
                </math:mrow>
                <math:mo math:stretchy="false">−</math:mo>
                <math:msup>
                  <math:mn>2c</math:mn>
                  <math:mn>3</math:mn>
                </math:msup>
              </math:mrow>
              <math:mo math:stretchy="false">+</math:mo>
              <math:msup>
                <math:mn>3bc</math:mn>
                <math:mn>2</math:mn>
              </math:msup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6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fenced math:open="[" math:close="]">
            <math:mtable>
              <math:mtr>
                <math:mrow>
                  <math:mrow>
                    <math:mrow>
                      <math:mrow>
                        <math:mrow>
                          <math:msup>
                            <math:mn>2c</math:mn>
                            <math:mn>4</math:mn>
                          </math:msup>
                          <math:mo math:stretchy="false">−</math:mo>
                          <math:msup>
                            <math:mn>2bc</math:mn>
                            <math:mn>3</math:mn>
                          </math:msup>
                        </math:mrow>
                        <math:mo math:stretchy="false">−</math:mo>
                        <math:msup>
                          <math:mn>3ac</math:mn>
                          <math:mn>3</math:mn>
                        </math:msup>
                      </math:mrow>
                      <math:mo math:stretchy="false">+</math:mo>
                      <math:msup>
                        <math:mn>3abc</math:mn>
                        <math:mn>2</math:mn>
                      </math:msup>
                    </math:mrow>
                    <math:mo math:stretchy="false">+</math:mo>
                    <math:msup>
                      <math:mi>a</math:mi>
                      <math:mn>3</math:mn>
                    </math:msup>
                  </math:mrow>
                  <math:mrow>
                    <math:mi>c</math:mi>
                    <math:mo math:stretchy="false">−</math:mo>
                    <math:msup>
                      <math:mi>a</math:mi>
                      <math:mn>3</math:mn>
                    </math:msup>
                  </math:mrow>
                  <math:mi>b</math:mi>
                  <math:mi/>
                </math:mrow>
              </math:mtr>
              <math:mtr>
                <math:mrow>
                  <math:mrow>
                    <math:mo math:stretchy="false">−</math:mo>
                    <math:msup>
                      <math:mi>b</math:mi>
                      <math:mn>3</math:mn>
                    </math:msup>
                  </math:mrow>
                  <math:mrow>
                    <math:mrow>
                      <math:mrow>
                        <math:mrow>
                          <math:mrow>
                            <math:mi>c</math:mi>
                            <math:mo math:stretchy="false">+</math:mo>
                            <math:msup>
                              <math:mi math:fontstyle="italic">ab</math:mi>
                              <math:mn>3</math:mn>
                            </math:msup>
                          </math:mrow>
                          <math:mo math:stretchy="false">−</math:mo>
                          <math:msup>
                            <math:mn>2c</math:mn>
                            <math:mn>4</math:mn>
                          </math:msup>
                        </math:mrow>
                        <math:mo math:stretchy="false">+</math:mo>
                        <math:msup>
                          <math:mn>2ac</math:mn>
                          <math:mn>3</math:mn>
                        </math:msup>
                      </math:mrow>
                      <math:mo math:stretchy="false">+</math:mo>
                      <math:msup>
                        <math:mn>3bc</math:mn>
                        <math:mn>3</math:mn>
                      </math:msup>
                    </math:mrow>
                    <math:mo math:stretchy="false">−</math:mo>
                    <math:msup>
                      <math:mn>3abc</math:mn>
                      <math:mn>2</math:mn>
                    </math:msup>
                  </math:mrow>
                </math:mrow>
              </math:mtr>
            </math:mtable>
          </math:mfenced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6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row>
                <math:mrow>
                  <math:msup>
                    <math:mi math:fontstyle="italic">bc</math:mi>
                    <math:mn>3</math:mn>
                  </math:msup>
                  <math:mo math:stretchy="false">−</math:mo>
                  <math:msup>
                    <math:mi math:fontstyle="italic">ac</math:mi>
                    <math:mn>3</math:mn>
                  </math:msup>
                </math:mrow>
                <math:mo math:stretchy="false">+</math:mo>
                <math:msup>
                  <math:mi>a</math:mi>
                  <math:mn>3</math:mn>
                </math:msup>
              </math:mrow>
              <math:mrow>
                <math:mi>c</math:mi>
                <math:mo math:stretchy="false">−</math:mo>
                <math:msup>
                  <math:mi>a</math:mi>
                  <math:mn>3</math:mn>
                </math:msup>
              </math:mrow>
              <math:mrow>
                <math:mi>b</math:mi>
                <math:mo math:stretchy="false">−</math:mo>
                <math:msup>
                  <math:mi>b</math:mi>
                  <math:mn>3</math:mn>
                </math:msup>
              </math:mrow>
              <math:mrow>
                <math:mi>c</math:mi>
                <math:mo math:stretchy="false">+</math:mo>
                <math:msup>
                  <math:mi math:fontstyle="italic">ab</math:mi>
                  <math:mn>3</math:mn>
                </math:msup>
              </math:mrow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frac>
              <math:mi>h</math:mi>
              <math:mrow>
                <math:mn>6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i>a</math:mi>
              <math:mrow>
                <math:mrow>
                  <math:mo math:stretchy="false">(</math:mo>
                  <math:mrow>
                    <math:msup>
                      <math:mi>a</math:mi>
                      <math:mn>2</math:mn>
                    </math:msup>
                    <math:mrow>
                      <math:mi>c</math:mi>
                      <math:mo math:stretchy="false">−</math:mo>
                      <math:msup>
                        <math:mi>a</math:mi>
                        <math:mn>2</math:mn>
                      </math:msup>
                    </math:mrow>
                    <math:mi>b</math:mi>
                  </math:mrow>
                  <math:mo math:stretchy="false">)</math:mo>
                </math:mrow>
                <math:mo math:stretchy="false">+</math:mo>
                <math:mi>b</math:mi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sup>
                        <math:mi>b</math:mi>
                        <math:mn>2</math:mn>
                      </math:msup>
                    </math:mrow>
                    <math:mrow>
                      <math:mi>c</math:mi>
                      <math:mo math:stretchy="false">+</math:mo>
                      <math:msup>
                        <math:mi math:fontstyle="italic">ab</math:mi>
                        <math:mn>2</math:mn>
                      </math:msup>
                    </math:mrow>
                  </math:mrow>
                  <math:mo math:stretchy="false">)</math:mo>
                </math:mrow>
                <math:mo math:stretchy="false">+</math:mo>
                <math:mi>c</math:mi>
              </math:mrow>
              <math:mrow>
                <math:mo math:stretchy="false">(</math:mo>
                <math:mrow>
                  <math:msup>
                    <math:mi math:fontstyle="italic">bc</math:mi>
                    <math:mn>2</math:mn>
                  </math:msup>
                  <math:mo math:stretchy="false">−</math:mo>
                  <math:msup>
                    <math:mi math:fontstyle="italic">ac</math:mi>
                    <math:mn>2</math:mn>
                  </math:msup>
                </math:mrow>
                <math:mo math:stretchy="false">)</math:mo>
              </math:mrow>
            </math:mrow>
            <math:mo math:stretchy="false">]</math:mo>
          </math:mrow>
        </math:mrow>
      </math:mtr>
      <math:mtr>
        <math:mrow>
          <math:mrow>
            <math:mi/>
            <math:mo math:stretchy="false">=</math:mo>
            <math:mfrac>
              <math:mn>1</math:mn>
              <math:mrow>
                <math:mn>3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b</math:mi>
                    <math:mo math:stretchy="false">−</math:mo>
                    <math:mi>a</math:mi>
                  </math:mrow>
                  <math:mo math:stretchy="false">)</math:mo>
                </math:mrow>
              </math:mrow>
            </math:mfrac>
          </math:mrow>
          <math:mfenced math:open="[" math:close="]">
            <math:mtable>
              <math:mtr>
                <math:mrow>
                  <math:mi>a</math:mi>
                  <math:mrow>
                    <math:mo math:stretchy="false">(</math:mo>
                    <math:mrow>
                      <math:mrow>
                        <math:mrow>
                          <math:mrow>
                            <math:msup>
                              <math:mi math:fontstyle="italic">bc</math:mi>
                              <math:mn>2</math:mn>
                            </math:msup>
                            <math:mo math:stretchy="false">−</math:mo>
                            <math:mi math:fontstyle="italic">abc</math:mi>
                          </math:mrow>
                          <math:mo math:stretchy="false">+</math:mo>
                          <math:msup>
                            <math:mi math:fontstyle="italic">ab</math:mi>
                            <math:mn>2</math:mn>
                          </math:msup>
                        </math:mrow>
                        <math:mo math:stretchy="false">−</math:mo>
                        <math:msup>
                          <math:mi>b</math:mi>
                          <math:mn>2</math:mn>
                        </math:msup>
                      </math:mrow>
                      <math:mrow>
                        <math:mrow>
                          <math:mi>c</math:mi>
                          <math:mo math:stretchy="false">−</math:mo>
                          <math:msup>
                            <math:mi math:fontstyle="italic">ac</math:mi>
                            <math:mn>2</math:mn>
                          </math:msup>
                        </math:mrow>
                        <math:mo math:stretchy="false">+</math:mo>
                        <math:msup>
                          <math:mi>a</math:mi>
                          <math:mn>2</math:mn>
                        </math:msup>
                      </math:mrow>
                      <math:mrow>
                        <math:mi>c</math:mi>
                        <math:mo math:stretchy="false">−</math:mo>
                        <math:msup>
                          <math:mi>a</math:mi>
                          <math:mn>2</math:mn>
                        </math:msup>
                      </math:mrow>
                      <math:mrow>
                        <math:mi>b</math:mi>
                        <math:mo math:stretchy="false">+</math:mo>
                        <math:mi math:fontstyle="italic">abc</math:mi>
                      </math:mrow>
                    </math:mrow>
                    <math:mo math:stretchy="false">)</math:mo>
                  </math:mrow>
                </math:mrow>
              </math:mtr>
              <math:mtr>
                <math:mrow>
                  <math:mrow>
                    <math:mi/>
                    <math:mo math:stretchy="false">+</math:mo>
                    <math:mi>b</math:mi>
                  </math:mrow>
                  <math:mrow>
                    <math:mo math:stretchy="false">(</math:mo>
                    <math:mrow>
                      <math:mrow>
                        <math:mrow>
                          <math:mrow>
                            <math:msup>
                              <math:mi math:fontstyle="italic">bc</math:mi>
                              <math:mn>2</math:mn>
                            </math:msup>
                            <math:mo math:stretchy="false">−</math:mo>
                            <math:mi math:fontstyle="italic">abc</math:mi>
                          </math:mrow>
                          <math:mo math:stretchy="false">+</math:mo>
                          <math:msup>
                            <math:mi math:fontstyle="italic">ab</math:mi>
                            <math:mn>2</math:mn>
                          </math:msup>
                        </math:mrow>
                        <math:mo math:stretchy="false">−</math:mo>
                        <math:msup>
                          <math:mi>b</math:mi>
                          <math:mn>2</math:mn>
                        </math:msup>
                      </math:mrow>
                      <math:mrow>
                        <math:mrow>
                          <math:mi>c</math:mi>
                          <math:mo math:stretchy="false">−</math:mo>
                          <math:msup>
                            <math:mi math:fontstyle="italic">ac</math:mi>
                            <math:mn>2</math:mn>
                          </math:msup>
                        </math:mrow>
                        <math:mo math:stretchy="false">+</math:mo>
                        <math:msup>
                          <math:mi>a</math:mi>
                          <math:mn>2</math:mn>
                        </math:msup>
                      </math:mrow>
                      <math:mrow>
                        <math:mi>c</math:mi>
                        <math:mo math:stretchy="false">−</math:mo>
                        <math:msup>
                          <math:mi>a</math:mi>
                          <math:mn>2</math:mn>
                        </math:msup>
                      </math:mrow>
                      <math:mrow>
                        <math:mi>b</math:mi>
                        <math:mo math:stretchy="false">+</math:mo>
                        <math:mi math:fontstyle="italic">abc</math:mi>
                      </math:mrow>
                    </math:mrow>
                    <math:mo math:stretchy="false">)</math:mo>
                  </math:mrow>
                </math:mrow>
              </math:mtr>
              <math:mtr>
                <math:mrow>
                  <math:mrow>
                    <math:mi/>
                    <math:mo math:stretchy="false">+</math:mo>
                    <math:mi>c</math:mi>
                  </math:mrow>
                  <math:mrow>
                    <math:mo math:stretchy="false">(</math:mo>
                    <math:mrow>
                      <math:mrow>
                        <math:mrow>
                          <math:mrow>
                            <math:msup>
                              <math:mi math:fontstyle="italic">bc</math:mi>
                              <math:mn>2</math:mn>
                            </math:msup>
                            <math:mo math:stretchy="false">−</math:mo>
                            <math:mi math:fontstyle="italic">abc</math:mi>
                          </math:mrow>
                          <math:mo math:stretchy="false">+</math:mo>
                          <math:msup>
                            <math:mi math:fontstyle="italic">ab</math:mi>
                            <math:mn>2</math:mn>
                          </math:msup>
                        </math:mrow>
                        <math:mo math:stretchy="false">−</math:mo>
                        <math:msup>
                          <math:mi>b</math:mi>
                          <math:mn>2</math:mn>
                        </math:msup>
                      </math:mrow>
                      <math:mrow>
                        <math:mrow>
                          <math:mi>c</math:mi>
                          <math:mo math:stretchy="false">−</math:mo>
                          <math:msup>
                            <math:mi math:fontstyle="italic">ac</math:mi>
                            <math:mn>2</math:mn>
                          </math:msup>
                        </math:mrow>
                        <math:mo math:stretchy="false">+</math:mo>
                        <math:msup>
                          <math:mi>a</math:mi>
                          <math:mn>2</math:mn>
                        </math:msup>
                      </math:mrow>
                      <math:mrow>
                        <math:mi>c</math:mi>
                        <math:mo math:stretchy="false">−</math:mo>
                        <math:msup>
                          <math:mi>a</math:mi>
                          <math:mn>2</math:mn>
                        </math:msup>
                      </math:mrow>
                      <math:mrow>
                        <math:mi>b</math:mi>
                        <math:mo math:stretchy="false">+</math:mo>
                        <math:mi math:fontstyle="italic">abc</math:mi>
                      </math:mrow>
                    </math:mrow>
                    <math:mo math:stretchy="false">)</math:mo>
                  </math:mrow>
                </math:mrow>
              </math:mtr>
            </math:mtable>
          </math:mfenced>
        </math:mrow>
      </math:mtr>
      <math:mtr>
        <math:mrow>
          <math:mrow>
            <math:mi/>
            <math:mo math:stretchy="false">=</math:mo>
            <math:mfrac>
              <math:mn>1</math:mn>
              <math:mrow>
                <math:mn>3</math:mn>
                <math:mrow>
                  <math:mo math:stretchy="false">(</math:mo>
                  <math:mrow>
                    <math:mi>c</math:mi>
                    <math:mo math:stretchy="false">−</math:mo>
                    <math:mi>a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c</math:mi>
                    <math:mo math:stretchy="false">−</math:mo>
                    <math:mi>b</math:mi>
                  </math:mrow>
                  <math:mo math:stretchy="false">)</math:mo>
                </math:mrow>
                <math:mrow>
                  <math:mo math:stretchy="false">(</math:mo>
                  <math:mrow>
                    <math:mi>b</math:mi>
                    <math:mo math:stretchy="false">−</math:mo>
                    <math:mi>a</math:mi>
                  </math:mrow>
                  <math:mo math:stretchy="false">)</math:mo>
                </math:mrow>
              </math:mrow>
            </math:mfrac>
          </math:mrow>
          <math:mrow>
            <math:mo math:stretchy="false">[</math:mo>
            <math:mrow>
              <math:mi>a</math:mi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  <math:mrow>
                <math:mrow>
                  <math:mo math:stretchy="false">(</math:mo>
                  <math:mrow>
                    <math:mi>b</math:mi>
                    <math:mo math:stretchy="false">−</math:mo>
                    <math:mi>a</math:mi>
                  </math:mrow>
                  <math:mo math:stretchy="false">)</math:mo>
                </math:mrow>
                <math:mo math:stretchy="false">+</math:mo>
                <math:mi>b</math:mi>
              </math:mrow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  <math:mrow>
                <math:mrow>
                  <math:mo math:stretchy="false">(</math:mo>
                  <math:mrow>
                    <math:mi>b</math:mi>
                    <math:mo math:stretchy="false">−</math:mo>
                    <math:mi>a</math:mi>
                  </math:mrow>
                  <math:mo math:stretchy="false">)</math:mo>
                </math:mrow>
                <math:mo math:stretchy="false">+</math:mo>
                <math:mi>c</math:mi>
              </math:mrow>
              <math:mrow>
                <math:mo math:stretchy="false">(</math:mo>
                <math:mrow>
                  <math:mi>c</math:mi>
                  <math:mo math:stretchy="false">−</math:mo>
                  <math:mi>a</math:mi>
                </math:mrow>
                <math:mo math:stretchy="false">)</math:mo>
              </math:mrow>
              <math:mrow>
                <math:mo math:stretchy="false">(</math:mo>
                <math:mrow>
                  <math:mi>c</math:mi>
                  <math:mo math:stretchy="false">−</math:mo>
                  <math:mi>b</math:mi>
                </math:mrow>
                <math:mo math:stretchy="false">)</math:mo>
              </math:mrow>
              <math:mrow>
                <math:mo math:stretchy="false">(</math:mo>
                <math:mrow>
                  <math:mi>b</math:mi>
                  <math:mo math:stretchy="false">−</math:mo>
                  <math:mi>a</math:mi>
                </math:mrow>
                <math:mo math:stretchy="false">)</math:mo>
              </math:mrow>
            </math:mrow>
            <math:mo math:stretchy="false">]</math:mo>
          </math:mrow>
        </math:mrow>
      </math:mtr>
      <math:mtr>
        <math:mrow>
          <math:mi/>
          <math:mo math:stretchy="false">=</math:mo>
          <math:mfrac>
            <math:mrow>
              <math:mo math:stretchy="false">(</math:mo>
              <math:mrow>
                <math:mrow>
                  <math:mi>a</math:mi>
                  <math:mo math:stretchy="false">+</math:mo>
                  <math:mi>b</math:mi>
                </math:mrow>
                <math:mo math:stretchy="false">+</math:mo>
                <math:mi>c</math:mi>
              </math:mrow>
              <math:mo math:stretchy="false">)</math:mo>
            </math:mrow>
            <math:mn>3</math:mn>
          </math:mfrac>
        </math:mrow>
      </math:mtr>
    </math:mtable>
    <math:annotation math:encoding="StarMath 5.0">E(x) = int from {- infinity} to {infinity} xf(x) dx = h over (c-a) int from a to c (x^2 - ax)dx + h over (c-b) int from c to b (x^2 - bx)dx newline

~ = h over (c-a) left [ x^3 over 3 - ax^2 over 2 right ]_a^c + h over (c-b) left [ x^3 over 3 - bx^2 over 2 right ]_c^b newline

~ = h over {6(c-a)} [ 2c^3 - 3ac^2 + a^3 ] + h over {6(c-b)} [ - b^3 - 2c^3 + 3bc^2 ] newline

~ = h over {6(c-a)(c-b)} left [ stack { 2c^4 - 2bc^3 - 3ac^3 + 3abc^2 + a^{3}c - a^{3}b  ~ # - b^{3}c + ab^3 - 2c^4 + 2ac^3 + 3bc^3 - 3abc^2 } right ] newline

~ = h over {6(c-a)(c-b)} [ bc^3 - ac^3 + a^{3}c - a^{3}b  - b^{3}c + ab^3 ] newline

~ = h over {6(c-a)(c-b)} [ a(a^2 c - a^2 b) + b(-b^2 c + ab^2) + c(bc^2 - ac^2) ] newline

~ = 1 over {3(c-a)(c-b)(b-a)} left [ stack { a(bc^2 - abc + ab^2 - b^{2}c - ac^2 + a^{2}c - a^{2}b + abc) # ~ + b(bc^2 - abc + ab^2 - b^{2}c - ac^2 + a^{2}c - a^{2}b + abc) # ~ + c(bc^2 - abc + ab^2 - b^{2}c - ac^2 + a^{2}c - a^{2}b + abc) } right ] newline

~ = 1 over {3(c-a)(c-b)(b-a)} [ a(c-a)(c-b)(b-a) + b(c-a)(c-b)(b-a) + c(c-a)(c-b)(b-a)] newline

~ = (a+b+c) over 3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enced math:open="{" math:close="}">
          <math:mtable>
            <math:mtr>
              <math:mrow>
                <math:mfrac>
                  <math:mi>h</math:mi>
                  <math:mrow>
                    <math:mo math:stretchy="false">(</math:mo>
                    <math:mrow>
                      <math:mi>c</math:mi>
                      <math:mo math:stretchy="false">−</math:mo>
                      <math:mi>a</math:mi>
                    </math:mrow>
                    <math:mo math:stretchy="false">)</math:mo>
                  </math:mrow>
                </math:mfrac>
                <math:mrow>
                  <math:mo math:stretchy="false">(</math:mo>
                  <math:mrow>
                    <math:mi>x</math:mi>
                    <math:mo math:stretchy="false">−</math:mo>
                    <math:mi>a</math:mi>
                  </math:mrow>
                  <math:mo math:stretchy="false">)</math:mo>
                </math:mrow>
                <math:mi>,</math:mi>
                <math:mi/>
                <math:mi math:fontstyle="italic">if</math:mi>
                <math:mrow>
                  <math:mrow>
                    <math:mi>a</math:mi>
                    <math:mo math:stretchy="false">≤</math:mo>
                    <math:mi>x</math:mi>
                  </math:mrow>
                  <math:mo math:stretchy="false">≤</math:mo>
                  <math:mi>c</math:mi>
                </math:mrow>
              </math:mrow>
            </math:mtr>
            <math:mtr>
              <math:mrow>
                <math:mfrac>
                  <math:mi>h</math:mi>
                  <math:mrow>
                    <math:mo math:stretchy="false">(</math:mo>
                    <math:mrow>
                      <math:mi>c</math:mi>
                      <math:mo math:stretchy="false">−</math:mo>
                      <math:mi>b</math:mi>
                    </math:mrow>
                    <math:mo math:stretchy="false">)</math:mo>
                  </math:mrow>
                </math:mfrac>
                <math:mrow>
                  <math:mo math:stretchy="false">(</math:mo>
                  <math:mrow>
                    <math:mi>x</math:mi>
                    <math:mo math:stretchy="false">−</math:mo>
                    <math:mi>b</math:mi>
                  </math:mrow>
                  <math:mo math:stretchy="false">)</math:mo>
                </math:mrow>
                <math:mi>,</math:mi>
                <math:mi/>
                <math:mi math:fontstyle="italic">if</math:mi>
                <math:mrow>
                  <math:mrow>
                    <math:mi>c</math:mi>
                    <math:mo math:stretchy="false">&lt;</math:mo>
                    <math:mi>x</math:mi>
                  </math:mrow>
                  <math:mo math:stretchy="false">≤</math:mo>
                  <math:mi>b</math:mi>
                </math:mrow>
              </math:mrow>
            </math:mtr>
            <math:mtr>
              <math:mrow>
                <math:mn>0</math:mn>
                <math:mi/>
                <math:mi math:fontstyle="italic">otherwise</math:mi>
              </math:mrow>
            </math:mtr>
          </math:mtable>
        </math:mfenced>
      </math:mrow>
    </math:mrow>
    <math:annotation math:encoding="StarMath 5.0">f(x)=left lbrace stack { {h} over {(c-a)}(x-a),~if a &lt;= x &lt;= c # {h} over {(c-b)}(x-b),~if c&lt;x&lt;=b # 0~otherwise }  right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la</math:mi>
            <math:mo math:stretchy="false">=</math:mo>
            <math:msub>
              <math:mi>log</math:mi>
              <math:mn>10</math:mn>
            </math:msub>
          </math:mrow>
          <math:mrow>
            <math:mo math:stretchy="false">(</math:mo>
            <math:mi>a</math:mi>
            <math:mo math:stretchy="false">)</math:mo>
          </math:mrow>
          <math:mi>,</math:mi>
          <math:mi/>
          <math:mrow>
            <math:mi math:fontstyle="italic">lb</math:mi>
            <math:mo math:stretchy="false">=</math:mo>
            <math:msub>
              <math:mi>log</math:mi>
              <math:mn>10</math:mn>
            </math:msub>
          </math:mrow>
          <math:mrow>
            <math:mo math:stretchy="false">(</math:mo>
            <math:mi>b</math:mi>
            <math:mo math:stretchy="false">)</math:mo>
          </math:mrow>
          <math:mi>,</math:mi>
          <math:mi/>
          <math:mrow>
            <math:mi math:fontstyle="italic">lc</math:mi>
            <math:mo math:stretchy="false">=</math:mo>
            <math:msub>
              <math:mi>log</math:mi>
              <math:mn>10</math:mn>
            </math:msub>
          </math:mrow>
          <math:mrow>
            <math:mo math:stretchy="false">(</math:mo>
            <math:mi>c</math:mi>
            <math:mo math:stretchy="false">)</math:mo>
          </math:mrow>
          <math:mi>,</math:mi>
          <math:mrow>
            <math:mi>h</math:mi>
            <math:mo math:stretchy="false">=</math:mo>
            <math:mfrac>
              <math:mn>2</math:mn>
              <math:mrow>
                <math:mo math:stretchy="false">(</math:mo>
                <math:mrow>
                  <math:mi math:fontstyle="italic">lb</math:mi>
                  <math:mo math:stretchy="false">−</math:mo>
                  <math:mi math:fontstyle="italic">la</math:mi>
                </math:mrow>
                <math:mo math:stretchy="false">)</math:mo>
              </math:mrow>
            </math:mfrac>
          </math:mrow>
        </math:mrow>
      </math:mtr>
      <math:mtr>
        <math:mrow>
          <math:mi>f</math:mi>
          <math:mrow>
            <math:mrow>
              <math:mo math:stretchy="false">(</math:mo>
              <math:mi>z</math:mi>
              <math:mo math:stretchy="false">)</math:mo>
            </math:mrow>
            <math:mo math:stretchy="false">=</math:mo>
            <math:mfenced math:open="{" math:close="}">
              <math:mtable>
                <math:mtr>
                  <math:mrow>
                    <math:mfrac>
                      <math:mi>h</math:mi>
                      <math:mrow>
                        <math:mo math:stretchy="false">(</math:mo>
                        <math:mrow>
                          <math:mi math:fontstyle="italic">lc</math:mi>
                          <math:mo math:stretchy="false">−</math:mo>
                          <math:mi>a</math:mi>
                        </math:mrow>
                        <math:mo math:stretchy="false">)</math:mo>
                      </math:mrow>
                    </math:mfrac>
                    <math:mrow>
                      <math:mo math:stretchy="false">(</math:mo>
                      <math:mrow>
                        <math:mi>z</math:mi>
                        <math:mo math:stretchy="false">−</math:mo>
                        <math:mi math:fontstyle="italic">la</math:mi>
                      </math:mrow>
                      <math:mo math:stretchy="false">)</math:mo>
                    </math:mrow>
                    <math:mi>,</math:mi>
                    <math:mi/>
                    <math:mi math:fontstyle="italic">if</math:mi>
                    <math:mrow>
                      <math:mrow>
                        <math:mi math:fontstyle="italic">la</math:mi>
                        <math:mo math:stretchy="false">≤</math:mo>
                        <math:mi>z</math:mi>
                      </math:mrow>
                      <math:mo math:stretchy="false">≤</math:mo>
                      <math:mi math:fontstyle="italic">lc</math:mi>
                    </math:mrow>
                  </math:mrow>
                </math:mtr>
                <math:mtr>
                  <math:mrow>
                    <math:mfrac>
                      <math:mi>h</math:mi>
                      <math:mrow>
                        <math:mo math:stretchy="false">(</math:mo>
                        <math:mrow>
                          <math:mi math:fontstyle="italic">lc</math:mi>
                          <math:mo math:stretchy="false">−</math:mo>
                          <math:mi math:fontstyle="italic">lb</math:mi>
                        </math:mrow>
                        <math:mo math:stretchy="false">)</math:mo>
                      </math:mrow>
                    </math:mfrac>
                    <math:mrow>
                      <math:mo math:stretchy="false">(</math:mo>
                      <math:mrow>
                        <math:mi>z</math:mi>
                        <math:mo math:stretchy="false">−</math:mo>
                        <math:mi math:fontstyle="italic">lb</math:mi>
                      </math:mrow>
                      <math:mo math:stretchy="false">)</math:mo>
                    </math:mrow>
                    <math:mi>,</math:mi>
                    <math:mi/>
                    <math:mi math:fontstyle="italic">if</math:mi>
                    <math:mrow>
                      <math:mrow>
                        <math:mi math:fontstyle="italic">lc</math:mi>
                        <math:mo math:stretchy="false">&lt;</math:mo>
                        <math:mi>z</math:mi>
                      </math:mrow>
                      <math:mo math:stretchy="false">≤</math:mo>
                      <math:mi math:fontstyle="italic">lb</math:mi>
                    </math:mrow>
                  </math:mrow>
                </math:mtr>
                <math:mtr>
                  <math:mrow>
                    <math:mn>0</math:mn>
                    <math:mi/>
                    <math:mi math:fontstyle="italic">otherwise</math:mi>
                  </math:mrow>
                </math:mtr>
              </math:mtable>
            </math:mfenced>
          </math:mrow>
        </math:mrow>
      </math:mtr>
      <math:mtr/>
    </math:mtable>
    <math:annotation math:encoding="StarMath 5.0">la = log_{10}(a),~ lb = log_{10}(b), ~ lc = log_{10}(c), h = 2 over (lb-la) newline
f(z)=left lbrace stack { {h} over {(lc-a)}(z-la),~if la &lt;= z &lt;= lc # {h} over {(lc-lb)}(z-lb),~if lc&lt;z&lt;=lb # 0~otherwise }  right rbrace newline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(</math:mo>
        <math:msup>
          <math:mn>10</math:mn>
          <math:mi>z</math:mi>
        </math:msup>
        <math:mo math:stretchy="false">)</math:mo>
      </math:mrow>
      <math:mrow>
        <math:mi>!</math:mi>
        <math:mo math:stretchy="false">=</math:mo>
        <math:msup>
          <math:mn>10</math:mn>
          <math:mrow>
            <math:mi>E</math:mi>
            <math:mrow>
              <math:mo math:stretchy="false">(</math:mo>
              <math:mi>z</math:mi>
              <math:mo math:stretchy="false">)</math:mo>
            </math:mrow>
          </math:mrow>
        </math:msup>
      </math:mrow>
    </math:mrow>
    <math:annotation math:encoding="StarMath 5.0">E(10^z) != 10^{E(z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Y</math:mi>
          <math:mo math:stretchy="false">=</math:mo>
          <math:msup>
            <math:mn>10</math:mn>
            <math:mi>Z</math:mi>
          </math:msup>
        </math:mrow>
      </math:mtr>
      <math:mtr>
        <math:mrow>
          <math:mrow>
            <math:mi>Z</math:mi>
            <math:mo math:stretchy="false">=</math:mo>
            <math:msub>
              <math:mi>log</math:mi>
              <math:mn>10</math:mn>
            </math:msub>
          </math:mrow>
          <math:mrow>
            <math:mo math:stretchy="false">(</math:mo>
            <math:mi>Y</math:mi>
            <math:mo math:stretchy="false">)</math:mo>
          </math:mrow>
        </math:mrow>
      </math:mtr>
      <math:mtr>
        <math:mrow>
          <math:mi>w</math:mi>
          <math:mrow>
            <math:mrow>
              <math:mo math:stretchy="false">(</math:mo>
              <math:mi>y</math:mi>
              <math:mo math:stretchy="false">)</math:mo>
            </math:mrow>
            <math:mo math:stretchy="false">=</math:mo>
            <math:msub>
              <math:mi>log</math:mi>
              <math:mn>10</math:mn>
            </math:msub>
          </math:mrow>
          <math:mrow>
            <math:mo math:stretchy="false">(</math:mo>
            <math:mi>y</math:mi>
            <math:mo math:stretchy="false">)</math:mo>
          </math:mrow>
        </math:mrow>
      </math:mtr>
      <math:mtr>
        <math:mrow>
          <math:mi>w</math:mi>
          <math:mi>'</math:mi>
          <math:mrow>
            <math:mrow>
              <math:mrow>
                <math:mo math:stretchy="false">(</math:mo>
                <math:mi>y</math:mi>
                <math:mo math:stretchy="false">)</math:mo>
              </math:mrow>
              <math:mo math:stretchy="false">=</math:mo>
              <math:mfrac>
                <math:mi math:fontstyle="italic">dz</math:mi>
                <math:mi math:fontstyle="italic">dy</math:mi>
              </math:mfrac>
            </math:mrow>
            <math:mo math:stretchy="false">=</math:mo>
            <math:mfrac>
              <math:mn>1</math:mn>
              <math:mrow>
                <math:mi>y</math:mi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</math:mrow>
      </math:mtr>
      <math:mtr>
        <math:mrow>
          <math:mi>g</math:mi>
          <math:mrow>
            <math:mrow>
              <math:mo math:stretchy="false">(</math:mo>
              <math:mi>y</math:mi>
              <math:mo math:stretchy="false">)</math:mo>
            </math:mrow>
            <math:mo math:stretchy="false">=</math:mo>
            <math:mi>f</math:mi>
          </math:mrow>
          <math:mrow>
            <math:mo math:stretchy="false">(</math:mo>
            <math:mrow>
              <math:mi>w</math:mi>
              <math:mrow>
                <math:mo math:stretchy="false">(</math:mo>
                <math:mi>y</math:mi>
                <math:mo math:stretchy="false">)</math:mo>
              </math:mrow>
            </math:mrow>
            <math:mo math:stretchy="false">)</math:mo>
          </math:mrow>
          <math:mfenced math:open="∣" math:close="∣">
            <math:mrow>
              <math:mi>w</math:mi>
              <math:mi>'</math:mi>
              <math:mrow>
                <math:mo math:stretchy="false">(</math:mo>
                <math:mi>y</math:mi>
                <math:mo math:stretchy="false">)</math:mo>
              </math:mrow>
            </math:mrow>
          </math:mfenced>
        </math:mrow>
      </math:mtr>
      <math:mtr/>
      <math:mtr>
        <math:mrow>
          <math:mi>g</math:mi>
          <math:mrow>
            <math:mrow>
              <math:mo math:stretchy="false">(</math:mo>
              <math:mi>y</math:mi>
              <math:mo math:stretchy="false">)</math:mo>
            </math:mrow>
            <math:mo math:stretchy="false">=</math:mo>
            <math:mfenced math:open="{" math:close="}">
              <math:mtable>
                <math:mtr>
                  <math:mrow>
                    <math:mfrac>
                      <math:mn>2</math:mn>
                      <math:mrow>
                        <math:mrow>
                          <math:mo math:stretchy="false">(</math:mo>
                          <math:mrow>
                            <math:mi math:fontstyle="italic">lc</math:mi>
                            <math:mo math:stretchy="false">−</math:mo>
                            <math:mi math:fontstyle="italic">la</math:mi>
                          </math:mrow>
                          <math:mo math:stretchy="false">)</math:mo>
                        </math:mrow>
                        <math:mrow>
                          <math:mo math:stretchy="false">(</math:mo>
                          <math:mrow>
                            <math:mi math:fontstyle="italic">lb</math:mi>
                            <math:mo math:stretchy="false">−</math:mo>
                            <math:mi math:fontstyle="italic">la</math:mi>
                          </math:mrow>
                          <math:mo math:stretchy="false">)</math:mo>
                        </math:mrow>
                        <math:mi>ln</math:mi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</math:mrow>
                    </math:mfrac>
                    <math:mfrac>
                      <math:mrow>
                        <math:mo math:stretchy="false">(</math:mo>
                        <math:mrow>
                          <math:msub>
                            <math:mi>log</math:mi>
                            <math:mn>10</math:mn>
                          </math:msub>
                          <math:mrow>
                            <math:mrow>
                              <math:mo math:stretchy="false">(</math:mo>
                              <math:mi>y</math:mi>
                              <math:mo math:stretchy="false">)</math:mo>
                            </math:mrow>
                            <math:mo math:stretchy="false">−</math:mo>
                            <math:mi math:fontstyle="italic">la</math:mi>
                          </math:mrow>
                        </math:mrow>
                        <math:mo math:stretchy="false">)</math:mo>
                      </math:mrow>
                      <math:mi>y</math:mi>
                    </math:mfrac>
                    <math:mi>,</math:mi>
                    <math:mi/>
                    <math:mi math:fontstyle="italic">if</math:mi>
                    <math:mrow>
                      <math:mrow>
                        <math:mrow>
                          <math:mn>0</math:mn>
                          <math:mo math:stretchy="false">&lt;</math:mo>
                          <math:mi>a</math:mi>
                        </math:mrow>
                        <math:mo math:stretchy="false">≤</math:mo>
                        <math:mi>y</math:mi>
                      </math:mrow>
                      <math:mo math:stretchy="false">≤</math:mo>
                      <math:mi>c</math:mi>
                    </math:mrow>
                  </math:mrow>
                </math:mtr>
                <math:mtr>
                  <math:mrow>
                    <math:mfrac>
                      <math:mn>2</math:mn>
                      <math:mrow>
                        <math:mrow>
                          <math:mo math:stretchy="false">(</math:mo>
                          <math:mrow>
                            <math:mi math:fontstyle="italic">lc</math:mi>
                            <math:mo math:stretchy="false">−</math:mo>
                            <math:mi math:fontstyle="italic">lb</math:mi>
                          </math:mrow>
                          <math:mo math:stretchy="false">)</math:mo>
                        </math:mrow>
                        <math:mrow>
                          <math:mo math:stretchy="false">(</math:mo>
                          <math:mrow>
                            <math:mi math:fontstyle="italic">lb</math:mi>
                            <math:mo math:stretchy="false">−</math:mo>
                            <math:mi math:fontstyle="italic">la</math:mi>
                          </math:mrow>
                          <math:mo math:stretchy="false">)</math:mo>
                        </math:mrow>
                        <math:mi>ln</math:mi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</math:mrow>
                    </math:mfrac>
                    <math:mfrac>
                      <math:mrow>
                        <math:mo math:stretchy="false">(</math:mo>
                        <math:mrow>
                          <math:msub>
                            <math:mi>log</math:mi>
                            <math:mn>10</math:mn>
                          </math:msub>
                          <math:mrow>
                            <math:mrow>
                              <math:mo math:stretchy="false">(</math:mo>
                              <math:mi>y</math:mi>
                              <math:mo math:stretchy="false">)</math:mo>
                            </math:mrow>
                            <math:mo math:stretchy="false">−</math:mo>
                            <math:mi math:fontstyle="italic">lb</math:mi>
                          </math:mrow>
                        </math:mrow>
                        <math:mo math:stretchy="false">)</math:mo>
                      </math:mrow>
                      <math:mi>y</math:mi>
                    </math:mfrac>
                    <math:mi>,</math:mi>
                    <math:mi/>
                    <math:mi math:fontstyle="italic">if</math:mi>
                    <math:mrow>
                      <math:mrow>
                        <math:mi>c</math:mi>
                        <math:mo math:stretchy="false">&lt;</math:mo>
                        <math:mi>y</math:mi>
                      </math:mrow>
                      <math:mo math:stretchy="false">≤</math:mo>
                      <math:mi>b</math:mi>
                    </math:mrow>
                  </math:mrow>
                </math:mtr>
                <math:mtr>
                  <math:mrow>
                    <math:mn>0,</math:mn>
                    <math:mi/>
                    <math:mi math:fontstyle="italic">otherwise</math:mi>
                  </math:mrow>
                </math:mtr>
              </math:mtable>
            </math:mfenced>
          </math:mrow>
        </math:mrow>
      </math:mtr>
      <math:mtr>
        <math:mrow>
          <math:msub>
            <math:mo math:stretchy="false">β</math:mo>
            <math:mn>1</math:mn>
          </math:msub>
          <math:mo math:stretchy="false">=</math:mo>
          <math:mfrac>
            <math:mn>2</math:mn>
            <math:mrow>
              <math:mrow>
                <math:mo math:stretchy="false">(</math:mo>
                <math:mrow>
                  <math:mi math:fontstyle="italic">lc</math:mi>
                  <math:mo math:stretchy="false">−</math:mo>
                  <math:mi math:fontstyle="italic">la</math:mi>
                </math:mrow>
                <math:mo math:stretchy="false">)</math:mo>
              </math:mrow>
              <math:mrow>
                <math:mo math:stretchy="false">(</math:mo>
                <math:mrow>
                  <math:mi math:fontstyle="italic">lb</math:mi>
                  <math:mo math:stretchy="false">−</math:mo>
                  <math:mi math:fontstyle="italic">la</math:mi>
                </math:mrow>
                <math:mo math:stretchy="false">)</math:mo>
              </math:mrow>
            </math:mrow>
          </math:mfrac>
        </math:mrow>
      </math:mtr>
      <math:mtr>
        <math:mrow>
          <math:msub>
            <math:mo math:stretchy="false">β</math:mo>
            <math:mn>2</math:mn>
          </math:msub>
          <math:mo math:stretchy="false">=</math:mo>
          <math:mfrac>
            <math:mn>2</math:mn>
            <math:mrow>
              <math:mrow>
                <math:mo math:stretchy="false">(</math:mo>
                <math:mrow>
                  <math:mi math:fontstyle="italic">lc</math:mi>
                  <math:mo math:stretchy="false">−</math:mo>
                  <math:mi math:fontstyle="italic">lb</math:mi>
                </math:mrow>
                <math:mo math:stretchy="false">)</math:mo>
              </math:mrow>
              <math:mrow>
                <math:mo math:stretchy="false">(</math:mo>
                <math:mrow>
                  <math:mi math:fontstyle="italic">lb</math:mi>
                  <math:mo math:stretchy="false">−</math:mo>
                  <math:mi math:fontstyle="italic">la</math:mi>
                </math:mrow>
                <math:mo math:stretchy="false">)</math:mo>
              </math:mrow>
            </math:mrow>
          </math:mfrac>
        </math:mrow>
      </math:mtr>
    </math:mtable>
    <math:annotation math:encoding="StarMath 5.0">Y = 10^Z newline

Z = log_{10}(Y) newline

w(y) = log_{10}(y) newline

w'(y) = dz over dy = 1 over {y ln(10)} newline

g(y) = f(w(y))abs{w'(y)} newline newline

g(y)=left lbrace stack { {2} over {(lc-la)(lb-la)ln(10)}{(log_{10}(y)-la)} over {y},~if 0 &lt; a &lt;= y &lt;= c # {2} over {(lc-lb)(lb-la)ln(10)}{(log_{10}(y)-lb)} over {y},~if c&lt;y&lt;=b # 0,~otherwise }  right rbrace newline

%beta_1 = 2 over {(lc-la)(lb-la)} newline

%beta_2 = 2 over {(lc-lb)(lb-la)} newline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G</math:mi>
          <math:mrow>
            <math:mrow>
              <math:mo math:stretchy="false">(</math:mo>
              <math:mi>y</math:mi>
              <math:mo math:stretchy="false">)</math:mo>
            </math:mrow>
            <math:mo math:stretchy="false">=</math:mo>
            <math:mrow>
              <math:msubsup>
                <math:mo math:stretchy="false">∫</math:mo>
                <math:mrow>
                  <math:mo math:stretchy="false">−</math:mo>
                  <math:mo math:stretchy="false">∞</math:mo>
                </math:mrow>
                <math:mi>y</math:mi>
              </math:msubsup>
              <math:mi>g</math:mi>
            </math:mrow>
          </math:mrow>
          <math:mrow>
            <math:mo math:stretchy="false">(</math:mo>
            <math:mi>y</math:mi>
            <math:mo math:stretchy="false">)</math:mo>
          </math:mrow>
          <math:mi math:fontstyle="italic">dy</math:mi>
        </math:mrow>
      </math:mtr>
      <math:mtr>
        <math:mrow>
          <math:mi>G</math:mi>
          <math:mrow>
            <math:mrow>
              <math:mo math:stretchy="false">(</math:mo>
              <math:mrow>
                <math:mrow>
                  <math:mi>a</math:mi>
                  <math:mo math:stretchy="false">≤</math:mo>
                  <math:mi>y</math:mi>
                </math:mrow>
                <math:mo math:stretchy="false">≤</math:mo>
                <math:mi>c</math:mi>
              </math:mrow>
              <math:mo math:stretchy="false">)</math:mo>
            </math:mrow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subsup>
              <math:mo math:stretchy="false">∫</math:mo>
              <math:mi>a</math:mi>
              <math:mi>y</math:mi>
            </math:msubsup>
            <math:mrow>
              <math:mrow>
                <math:mfrac>
                  <math:mrow>
                    <math:mi>ln</math:mi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  <math:mrow>
                    <math:mi>y</math:mi>
                    <math:mi>ln</math:mi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frac>
                <math:mo math:stretchy="false">−</math:mo>
                <math:mfrac>
                  <math:mi math:fontstyle="italic">la</math:mi>
                  <math:mi>y</math:mi>
                </math:mfrac>
              </math:mrow>
              <math:mi math:fontstyle="italic">dy</math:mi>
            </math:mrow>
          </math:mrow>
        </math:mrow>
      </math:mtr>
      <math:mtr>
        <math:mrow>
          <math:mrow>
            <math:mi/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subsup>
            <math:mfenced math:open="[" math:close="]">
              <math:mrow>
                <math:mrow>
                  <math:mfrac>
                    <math:mrow>
                      <math:msup>
                        <math:mi>ln</math:mi>
                        <math:mn>2</math:mn>
                      </math:msup>
                      <math:mrow>
                        <math:mo math:stretchy="false">(</math:mo>
                        <math:mi>y</math:mi>
                        <math:mo math:stretchy="false">)</math:mo>
                      </math:mrow>
                    </math:mrow>
                    <math:mrow>
                      <math:mn>2</math:mn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  <math:mo math:stretchy="false">−</math:mo>
                  <math:mi math:fontstyle="italic">la</math:mi>
                </math:mrow>
                <math:mi>ln</math:mi>
                <math:mrow>
                  <math:mo math:stretchy="false">(</math:mo>
                  <math:mi>y</math:mi>
                  <math:mo math:stretchy="false">)</math:mo>
                </math:mrow>
              </math:mrow>
            </math:mfenced>
            <math:mi>a</math:mi>
            <math:mi>y</math:mi>
          </math:msubsup>
        </math:mrow>
      </math:mtr>
      <math:mtr>
        <math:mrow>
          <math:mrow>
            <math:mi/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fenced math:open="[" math:close="]">
            <math:mrow>
              <math:mrow>
                <math:mfrac>
                  <math:mrow>
                    <math:msup>
                      <math:mi>ln</math:mi>
                      <math:mn>2</math:mn>
                    </math:msup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  <math:mrow>
                    <math:mn>2</math:mn>
                    <math:mi>ln</math:mi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frac>
                <math:mo math:stretchy="false">−</math:mo>
                <math:mi math:fontstyle="italic">la</math:mi>
              </math:mrow>
              <math:mi>ln</math:mi>
              <math:mrow>
                <math:mrow>
                  <math:mrow>
                    <math:mo math:stretchy="false">(</math:mo>
                    <math:mi>y</math:mi>
                    <math:mo math:stretchy="false">)</math:mo>
                  </math:mrow>
                  <math:mo math:stretchy="false">−</math:mo>
                  <math:mfrac>
                    <math:mrow>
                      <math:msup>
                        <math:mi>ln</math:mi>
                        <math:mn>2</math:mn>
                      </math:msup>
                      <math:mrow>
                        <math:mo math:stretchy="false">(</math:mo>
                        <math:mi>a</math:mi>
                        <math:mo math:stretchy="false">)</math:mo>
                      </math:mrow>
                    </math:mrow>
                    <math:mrow>
                      <math:mn>2</math:mn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</math:mrow>
                <math:mo math:stretchy="false">+</math:mo>
                <math:mi math:fontstyle="italic">la</math:mi>
              </math:mrow>
              <math:mi>ln</math:mi>
              <math:mrow>
                <math:mo math:stretchy="false">(</math:mo>
                <math:mi>a</math:mi>
                <math:mo math:stretchy="false">)</math:mo>
              </math:mrow>
            </math:mrow>
          </math:mfenced>
        </math:mrow>
      </math:mtr>
      <math:mtr>
        <math:mrow>
          <math:mrow>
            <math:mi/>
            <math:mo math:stretchy="false">=</math:mo>
            <math:msub>
              <math:mo math:stretchy="false">β</math:mo>
              <math:mn>1</math:mn>
            </math:msub>
          </math:mrow>
          <math:mfenced math:open="[" math:close="]">
            <math:mrow>
              <math:mrow>
                <math:mfrac>
                  <math:mrow>
                    <math:msubsup>
                      <math:mi>log</math:mi>
                      <math:mn>10</math:mn>
                      <math:mn>2</math:mn>
                    </math:msubsup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  <math:mn>2</math:mn>
                </math:mfrac>
                <math:mo math:stretchy="false">−</math:mo>
                <math:mi math:fontstyle="italic">la</math:mi>
              </math:mrow>
              <math:msub>
                <math:mi>log</math:mi>
                <math:mn>10</math:mn>
              </math:msub>
              <math:mrow>
                <math:mrow>
                  <math:mrow>
                    <math:mo math:stretchy="false">(</math:mo>
                    <math:mi>y</math:mi>
                    <math:mo math:stretchy="false">)</math:mo>
                  </math:mrow>
                  <math:mo math:stretchy="false">−</math:mo>
                  <math:mfrac>
                    <math:msup>
                      <math:mrow>
                        <math:mo math:stretchy="false">(</math:mo>
                        <math:mi math:fontstyle="italic">la</math:mi>
                        <math:mo math:stretchy="false">)</math:mo>
                      </math:mrow>
                      <math:mn>2</math:mn>
                    </math:msup>
                    <math:mn>2</math:mn>
                  </math:mfrac>
                </math:mrow>
                <math:mo math:stretchy="false">+</math:mo>
                <math:msup>
                  <math:mi math:fontstyle="italic">la</math:mi>
                  <math:mn>2</math:mn>
                </math:msup>
              </math:mrow>
            </math:mrow>
          </math:mfenced>
        </math:mrow>
      </math:mtr>
      <math:mtr>
        <math:mrow>
          <math:mi>G</math:mi>
          <math:mrow>
            <math:mrow>
              <math:mo math:stretchy="false">(</math:mo>
              <math:mrow>
                <math:mrow>
                  <math:mi>c</math:mi>
                  <math:mo math:stretchy="false">&lt;</math:mo>
                  <math:mi>y</math:mi>
                </math:mrow>
                <math:mo math:stretchy="false">≤</math:mo>
                <math:mi>b</math:mi>
              </math:mrow>
              <math:mo math:stretchy="false">)</math:mo>
            </math:mrow>
            <math:mo math:stretchy="false">=</math:mo>
            <math:mi>G</math:mi>
          </math:mrow>
          <math:mrow>
            <math:mrow>
              <math:mo math:stretchy="false">(</math:mo>
              <math:mi>c</math:mi>
              <math:mo math:stretchy="false">)</math:mo>
            </math:mrow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subsup>
              <math:mo math:stretchy="false">∫</math:mo>
              <math:mi>c</math:mi>
              <math:mi>y</math:mi>
            </math:msubsup>
            <math:mrow>
              <math:mrow>
                <math:mfrac>
                  <math:mrow>
                    <math:mi>ln</math:mi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  <math:mrow>
                    <math:mi>y</math:mi>
                    <math:mi>ln</math:mi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frac>
                <math:mo math:stretchy="false">−</math:mo>
                <math:mfrac>
                  <math:mi math:fontstyle="italic">lb</math:mi>
                  <math:mi>y</math:mi>
                </math:mfrac>
              </math:mrow>
              <math:mi math:fontstyle="italic">dy</math:mi>
            </math:mrow>
          </math:mrow>
        </math:mrow>
      </math:mtr>
      <math:mtr>
        <math:mrow>
          <math:mrow>
            <math:mi/>
            <math:mo math:stretchy="false">=</math:mo>
            <math:mi>G</math:mi>
          </math:mrow>
          <math:mrow>
            <math:mrow>
              <math:mo math:stretchy="false">(</math:mo>
              <math:mi>c</math:mi>
              <math:mo math:stretchy="false">)</math:mo>
            </math:mrow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subsup>
            <math:mfenced math:open="[" math:close="]">
              <math:mrow>
                <math:mrow>
                  <math:mfrac>
                    <math:mrow>
                      <math:msup>
                        <math:mi>ln</math:mi>
                        <math:mn>2</math:mn>
                      </math:msup>
                      <math:mrow>
                        <math:mo math:stretchy="false">(</math:mo>
                        <math:mi>y</math:mi>
                        <math:mo math:stretchy="false">)</math:mo>
                      </math:mrow>
                    </math:mrow>
                    <math:mrow>
                      <math:mn>2</math:mn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  <math:mo math:stretchy="false">−</math:mo>
                  <math:mi math:fontstyle="italic">lb</math:mi>
                </math:mrow>
                <math:mi>ln</math:mi>
                <math:mrow>
                  <math:mo math:stretchy="false">(</math:mo>
                  <math:mi>y</math:mi>
                  <math:mo math:stretchy="false">)</math:mo>
                </math:mrow>
              </math:mrow>
            </math:mfenced>
            <math:mi>c</math:mi>
            <math:mi>y</math:mi>
          </math:msubsup>
        </math:mrow>
      </math:mtr>
      <math:mtr>
        <math:mrow>
          <math:mrow>
            <math:mi/>
            <math:mo math:stretchy="false">=</math:mo>
            <math:mi>G</math:mi>
          </math:mrow>
          <math:mrow>
            <math:mrow>
              <math:mo math:stretchy="false">(</math:mo>
              <math:mi>c</math:mi>
              <math:mo math:stretchy="false">)</math:mo>
            </math:mrow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fenced math:open="[" math:close="]">
            <math:mrow>
              <math:mrow>
                <math:mfrac>
                  <math:mrow>
                    <math:msup>
                      <math:mi>ln</math:mi>
                      <math:mn>2</math:mn>
                    </math:msup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  <math:mrow>
                    <math:mn>2</math:mn>
                    <math:mi>ln</math:mi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frac>
                <math:mo math:stretchy="false">−</math:mo>
                <math:mi math:fontstyle="italic">lb</math:mi>
              </math:mrow>
              <math:mi>ln</math:mi>
              <math:mrow>
                <math:mrow>
                  <math:mrow>
                    <math:mo math:stretchy="false">(</math:mo>
                    <math:mi>y</math:mi>
                    <math:mo math:stretchy="false">)</math:mo>
                  </math:mrow>
                  <math:mo math:stretchy="false">−</math:mo>
                  <math:mfrac>
                    <math:mrow>
                      <math:msup>
                        <math:mi>ln</math:mi>
                        <math:mn>2</math:mn>
                      </math:msup>
                      <math:mrow>
                        <math:mo math:stretchy="false">(</math:mo>
                        <math:mi>c</math:mi>
                        <math:mo math:stretchy="false">)</math:mo>
                      </math:mrow>
                    </math:mrow>
                    <math:mrow>
                      <math:mn>2</math:mn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</math:mrow>
                <math:mo math:stretchy="false">+</math:mo>
                <math:mi math:fontstyle="italic">lb</math:mi>
              </math:mrow>
              <math:mi>ln</math:mi>
              <math:mrow>
                <math:mo math:stretchy="false">(</math:mo>
                <math:mi>c</math:mi>
                <math:mo math:stretchy="false">)</math:mo>
              </math:mrow>
            </math:mrow>
          </math:mfenced>
        </math:mrow>
      </math:mtr>
      <math:mtr>
        <math:mrow>
          <math:mrow>
            <math:mi/>
            <math:mo math:stretchy="false">=</math:mo>
            <math:mi>G</math:mi>
          </math:mrow>
          <math:mrow>
            <math:mrow>
              <math:mo math:stretchy="false">(</math:mo>
              <math:mi>c</math:mi>
              <math:mo math:stretchy="false">)</math:mo>
            </math:mrow>
            <math:mo math:stretchy="false">+</math:mo>
            <math:msub>
              <math:mo math:stretchy="false">β</math:mo>
              <math:mn>2</math:mn>
            </math:msub>
          </math:mrow>
          <math:mfenced math:open="[" math:close="]">
            <math:mrow>
              <math:mrow>
                <math:mfrac>
                  <math:mrow>
                    <math:msubsup>
                      <math:mi>log</math:mi>
                      <math:mn>10</math:mn>
                      <math:mn>2</math:mn>
                    </math:msubsup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  <math:mn>2</math:mn>
                </math:mfrac>
                <math:mo math:stretchy="false">−</math:mo>
                <math:mi math:fontstyle="italic">lb</math:mi>
              </math:mrow>
              <math:msub>
                <math:mi>log</math:mi>
                <math:mn>10</math:mn>
              </math:msub>
              <math:mrow>
                <math:mrow>
                  <math:mrow>
                    <math:mo math:stretchy="false">(</math:mo>
                    <math:mi>y</math:mi>
                    <math:mo math:stretchy="false">)</math:mo>
                  </math:mrow>
                  <math:mo math:stretchy="false">−</math:mo>
                  <math:mfrac>
                    <math:msup>
                      <math:mrow>
                        <math:mo math:stretchy="false">(</math:mo>
                        <math:mi math:fontstyle="italic">lc</math:mi>
                        <math:mo math:stretchy="false">)</math:mo>
                      </math:mrow>
                      <math:mn>2</math:mn>
                    </math:msup>
                    <math:mn>2</math:mn>
                  </math:mfrac>
                </math:mrow>
                <math:mo math:stretchy="false">+</math:mo>
                <math:mi math:fontstyle="italic">lb</math:mi>
              </math:mrow>
              <math:mrow>
                <math:mo math:stretchy="false">(</math:mo>
                <math:mi math:fontstyle="italic">lc</math:mi>
                <math:mo math:stretchy="false">)</math:mo>
              </math:mrow>
            </math:mrow>
          </math:mfenced>
        </math:mrow>
      </math:mtr>
    </math:mtable>
    <math:annotation math:encoding="StarMath 5.0">G(y) = int_{-infinity}^{y} g(y) dy newline

G(a &lt;= y &lt;= c) = {%beta_1} over {ln(10)} int_a^y { {ln(y)} over {y ln(10)} - la over y dy } newline

~ = {%beta_1} over {ln(10)} left [ {ln^{2}(y)} over {2 ln(10)} - la ln(y) right ]_a^y newline

~ = {%beta_1} over {ln(10)} left [ {ln^{2}(y)} over {2 ln(10)} - la ln(y) - {ln^{2}(a)} over {2 ln(10)} + la ln(a) right ] newline

~ = %beta_1 left [ {log_{10}^{2}(y)} over 2 - la log_10(y) - {(la)^2} over 2 + la^2 right ] newline

G(c &lt; y &lt;= b) = G(c) + {%beta_2} over {ln(10)} int_c^y { {ln(y)} over {y ln(10)} - lb over y dy } newline

~ = G(c) + {%beta_2} over {ln(10)} left [ {ln^{2}(y)} over {2 ln(10)} - lb ln(y) right ]_c^y newline

~ = G(c) + {%beta_2} over {ln(10)} left [ {ln^{2}(y)} over {2 ln(10)} - lb ln(y) - {ln^{2}(c)} over {2 ln(10)} + lb ln(c) right ] newline

~ = G(c) + %beta_2 left [ {log_{10}^{2}(y)} over 2 - lb log_10(y) - {(lc)^2} over 2 + lb(lc) right ] newline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G</math:mi>
          <math:mrow>
            <math:mrow>
              <math:mo math:stretchy="false">(</math:mo>
              <math:mi>b</math:mi>
              <math:mo math:stretchy="false">)</math:mo>
            </math:mrow>
            <math:mo math:stretchy="false">=</math:mo>
            <math:mrow>
              <math:mfrac>
                <math:mrow>
                  <math:mrow>
                    <math:msup>
                      <math:mi math:fontstyle="italic">lc</math:mi>
                      <math:mn>2</math:mn>
                    </math:msup>
                    <math:mo math:stretchy="false">−</math:mo>
                    <math:mn>2</math:mn>
                  </math:mrow>
                  <math:mi math:fontstyle="italic">la</math:mi>
                  <math:mrow>
                    <math:mi math:fontstyle="italic">lc</math:mi>
                    <math:mo math:stretchy="false">+</math:mo>
                    <math:msup>
                      <math:mi math:fontstyle="italic">la</math:mi>
                      <math:mn>2</math:mn>
                    </math:msup>
                  </math:mrow>
                </math:mrow>
                <math:mrow>
                  <math:mrow>
                    <math:mo math:stretchy="false">(</math:mo>
                    <math:mrow>
                      <math:mi math:fontstyle="italic">lc</math:mi>
                      <math:mo math:stretchy="false">−</math:mo>
                      <math:mi math:fontstyle="italic">la</math:mi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i math:fontstyle="italic">lb</math:mi>
                      <math:mo math:stretchy="false">−</math:mo>
                      <math:mi math:fontstyle="italic">la</math:mi>
                    </math:mrow>
                    <math:mo math:stretchy="false">)</math:mo>
                  </math:mrow>
                </math:mrow>
              </math:mfrac>
              <math:mo math:stretchy="false">+</math:mo>
              <math:mfrac>
                <math:mrow>
                  <math:mrow>
                    <math:mrow>
                      <math:mrow>
                        <math:mo math:stretchy="false">−</math:mo>
                        <math:msup>
                          <math:mi math:fontstyle="italic">lb</math:mi>
                          <math:mn>2</math:mn>
                        </math:msup>
                      </math:mrow>
                      <math:mo math:stretchy="false">−</math:mo>
                      <math:msup>
                        <math:mi math:fontstyle="italic">lc</math:mi>
                        <math:mn>2</math:mn>
                      </math:msup>
                    </math:mrow>
                    <math:mo math:stretchy="false">+</math:mo>
                    <math:mn>2</math:mn>
                  </math:mrow>
                  <math:mi math:fontstyle="italic">lb</math:mi>
                  <math:mi math:fontstyle="italic">lc</math:mi>
                </math:mrow>
                <math:mrow>
                  <math:mrow>
                    <math:mo math:stretchy="false">(</math:mo>
                    <math:mrow>
                      <math:mi math:fontstyle="italic">lc</math:mi>
                      <math:mo math:stretchy="false">−</math:mo>
                      <math:mi math:fontstyle="italic">lb</math:mi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i math:fontstyle="italic">lb</math:mi>
                      <math:mo math:stretchy="false">−</math:mo>
                      <math:mi math:fontstyle="italic">la</math:mi>
                    </math:mrow>
                    <math:mo math:stretchy="false">)</math:mo>
                  </math:mrow>
                </math:mrow>
              </math:mfrac>
            </math:mrow>
          </math:mrow>
        </math:mrow>
      </math:mtr>
      <math:mtr>
        <math:mrow>
          <math:mi>G</math:mi>
          <math:mrow>
            <math:mrow>
              <math:mrow>
                <math:mo math:stretchy="false">(</math:mo>
                <math:mi>b</math:mi>
                <math:mo math:stretchy="false">)</math:mo>
              </math:mrow>
              <math:mo math:stretchy="false">=</math:mo>
              <math:mrow>
                <math:mfrac>
                  <math:mrow>
                    <math:mo math:stretchy="false">(</math:mo>
                    <math:mrow>
                      <math:mi math:fontstyle="italic">lc</math:mi>
                      <math:mo math:stretchy="false">−</math:mo>
                      <math:mi math:fontstyle="italic">la</math:mi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i math:fontstyle="italic">lb</math:mi>
                      <math:mo math:stretchy="false">−</math:mo>
                      <math:mi math:fontstyle="italic">la</math:mi>
                    </math:mrow>
                    <math:mo math:stretchy="false">)</math:mo>
                  </math:mrow>
                </math:mfrac>
                <math:mo math:stretchy="false">+</math:mo>
                <math:mfrac>
                  <math:mrow>
                    <math:mo math:stretchy="false">−</math:mo>
                    <math:mrow>
                      <math:mo math:stretchy="false">(</math:mo>
                      <math:mrow>
                        <math:mi math:fontstyle="italic">lc</math:mi>
                        <math:mo math:stretchy="false">−</math:mo>
                        <math:mi math:fontstyle="italic">lb</math:mi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i math:fontstyle="italic">lb</math:mi>
                      <math:mo math:stretchy="false">−</math:mo>
                      <math:mi math:fontstyle="italic">la</math:mi>
                    </math:mrow>
                    <math:mo math:stretchy="false">)</math:mo>
                  </math:mrow>
                </math:mfrac>
              </math:mrow>
            </math:mrow>
            <math:mo math:stretchy="false">=</math:mo>
            <math:mn>1</math:mn>
          </math:mrow>
        </math:mrow>
      </math:mtr>
    </math:mtable>
    <math:annotation math:encoding="StarMath 5.0">G(b) = {lc^2 - 2 la lc + la^2 } over {(lc-la)(lb-la)} + {- lb^2 - lc^2 + 2 lb lc} over {(lc-lb)(lb-la)} newline

G(b) = {(lc-la)} over {(lb-la)} + {-(lc-lb)} over {(lb-la)} = 1
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E</math:mi>
          <math:mrow>
            <math:mrow>
              <math:mo math:stretchy="false">(</math:mo>
              <math:mi>y</math:mi>
              <math:mo math:stretchy="false">)</math:mo>
            </math:mrow>
            <math:mo math:stretchy="false">=</math:mo>
            <math:mrow>
              <math:msubsup>
                <math:mo math:stretchy="false">∫</math:mo>
                <math:mrow>
                  <math:mo math:stretchy="false">−</math:mo>
                  <math:mo math:stretchy="false">∞</math:mo>
                </math:mrow>
                <math:mi>y</math:mi>
              </math:msubsup>
              <math:mi>y</math:mi>
            </math:mrow>
          </math:mrow>
          <math:mi>g</math:mi>
          <math:mrow>
            <math:mo math:stretchy="false">(</math:mo>
            <math:mi>y</math:mi>
            <math:mo math:stretchy="false">)</math:mo>
          </math:mrow>
          <math:mi math:fontstyle="italic">dy</math:mi>
        </math:mrow>
      </math:mtr>
      <math:mtr>
        <math:mrow>
          <math:mrow>
            <math:mi/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row>
              <math:msubsup>
                <math:mo math:stretchy="false">∫</math:mo>
                <math:mi>a</math:mi>
                <math:mi>c</math:mi>
              </math:msubsup>
              <math:mrow>
                <math:mfenced math:open="[" math:close="]">
                  <math:mrow>
                    <math:mfrac>
                      <math:mrow>
                        <math:mi>ln</math:mi>
                        <math:mrow>
                          <math:mo math:stretchy="false">(</math:mo>
                          <math:mi>y</math:mi>
                          <math:mo math:stretchy="false">)</math:mo>
                        </math:mrow>
                      </math:mrow>
                      <math:mrow>
                        <math:mi>ln</math:mi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</math:mrow>
                    </math:mfrac>
                    <math:mo math:stretchy="false">−</math:mo>
                    <math:mi math:fontstyle="italic">la</math:mi>
                  </math:mrow>
                </math:mfenced>
                <math:mi math:fontstyle="italic">dy</math:mi>
              </math:mrow>
            </math:mrow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subsup>
              <math:mo math:stretchy="false">∫</math:mo>
              <math:mi>c</math:mi>
              <math:mi>b</math:mi>
            </math:msubsup>
            <math:mrow>
              <math:mfenced math:open="[" math:close="]">
                <math:mrow>
                  <math:mfrac>
                    <math:mrow>
                      <math:mi>ln</math:mi>
                      <math:mrow>
                        <math:mo math:stretchy="false">(</math:mo>
                        <math:mi>y</math:mi>
                        <math:mo math:stretchy="false">)</math:mo>
                      </math:mrow>
                    </math:mrow>
                    <math:mrow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  <math:mo math:stretchy="false">−</math:mo>
                  <math:mi math:fontstyle="italic">lb</math:mi>
                </math:mrow>
              </math:mfenced>
              <math:mi math:fontstyle="italic">dy</math:mi>
            </math:mrow>
          </math:mrow>
        </math:mrow>
      </math:mtr>
      <math:mtr>
        <math:mrow>
          <math:mrow>
            <math:mi/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subsup>
              <math:mfenced math:open="[" math:close="]">
                <math:mrow>
                  <math:mrow>
                    <math:mfrac>
                      <math:mrow>
                        <math:mi>y</math:mi>
                        <math:mi>ln</math:mi>
                        <math:mrow>
                          <math:mrow>
                            <math:mo math:stretchy="false">(</math:mo>
                            <math:mi>y</math:mi>
                            <math:mo math:stretchy="false">)</math:mo>
                          </math:mrow>
                          <math:mo math:stretchy="false">−</math:mo>
                          <math:mi>y</math:mi>
                        </math:mrow>
                      </math:mrow>
                      <math:mrow>
                        <math:mi>ln</math:mi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</math:mrow>
                    </math:mfrac>
                    <math:mo math:stretchy="false">−</math:mo>
                    <math:mi math:fontstyle="italic">la</math:mi>
                  </math:mrow>
                  <math:mi>y</math:mi>
                </math:mrow>
              </math:mfenced>
              <math:mi>a</math:mi>
              <math:mi>c</math:mi>
            </math:msubsup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subsup>
            <math:mfenced math:open="[" math:close="]">
              <math:mrow>
                <math:mrow>
                  <math:mfrac>
                    <math:mrow>
                      <math:mi>y</math:mi>
                      <math:mi>ln</math:mi>
                      <math:mrow>
                        <math:mrow>
                          <math:mo math:stretchy="false">(</math:mo>
                          <math:mi>y</math:mi>
                          <math:mo math:stretchy="false">)</math:mo>
                        </math:mrow>
                        <math:mo math:stretchy="false">−</math:mo>
                        <math:mi>y</math:mi>
                      </math:mrow>
                    </math:mrow>
                    <math:mrow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  <math:mo math:stretchy="false">−</math:mo>
                  <math:mi math:fontstyle="italic">lb</math:mi>
                </math:mrow>
                <math:mi>y</math:mi>
              </math:mrow>
            </math:mfenced>
            <math:mi>c</math:mi>
            <math:mi>b</math:mi>
          </math:msubsup>
        </math:mrow>
      </math:mtr>
      <math:mtr>
        <math:mrow>
          <math:mrow>
            <math:mi/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fenced math:open="[" math:close="]">
              <math:mrow>
                <math:mrow>
                  <math:mfrac>
                    <math:mrow>
                      <math:mi>c</math:mi>
                      <math:mi>ln</math:mi>
                      <math:mrow>
                        <math:mrow>
                          <math:mo math:stretchy="false">(</math:mo>
                          <math:mi>c</math:mi>
                          <math:mo math:stretchy="false">)</math:mo>
                        </math:mrow>
                        <math:mo math:stretchy="false">−</math:mo>
                        <math:mi>c</math:mi>
                      </math:mrow>
                    </math:mrow>
                    <math:mrow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  <math:mo math:stretchy="false">−</math:mo>
                  <math:mi>c</math:mi>
                </math:mrow>
                <math:mrow>
                  <math:mrow>
                    <math:mi math:fontstyle="italic">la</math:mi>
                    <math:mo math:stretchy="false">−</math:mo>
                    <math:mfrac>
                      <math:mrow>
                        <math:mi>a</math:mi>
                        <math:mi>ln</math:mi>
                        <math:mrow>
                          <math:mrow>
                            <math:mo math:stretchy="false">(</math:mo>
                            <math:mi>a</math:mi>
                            <math:mo math:stretchy="false">)</math:mo>
                          </math:mrow>
                          <math:mo math:stretchy="false">−</math:mo>
                          <math:mi>a</math:mi>
                        </math:mrow>
                      </math:mrow>
                      <math:mrow>
                        <math:mi>ln</math:mi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</math:mrow>
                    </math:mfrac>
                  </math:mrow>
                  <math:mo math:stretchy="false">+</math:mo>
                  <math:mi>a</math:mi>
                </math:mrow>
                <math:mi math:fontstyle="italic">la</math:mi>
              </math:mrow>
            </math:mfenced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fenced math:open="[" math:close="]">
            <math:mrow>
              <math:mrow>
                <math:mfrac>
                  <math:mrow>
                    <math:mi>b</math:mi>
                    <math:mi>ln</math:mi>
                    <math:mrow>
                      <math:mrow>
                        <math:mo math:stretchy="false">(</math:mo>
                        <math:mi>b</math:mi>
                        <math:mo math:stretchy="false">)</math:mo>
                      </math:mrow>
                      <math:mo math:stretchy="false">−</math:mo>
                      <math:mi>b</math:mi>
                    </math:mrow>
                  </math:mrow>
                  <math:mrow>
                    <math:mi>ln</math:mi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frac>
                <math:mo math:stretchy="false">−</math:mo>
                <math:mi>b</math:mi>
              </math:mrow>
              <math:mrow>
                <math:mrow>
                  <math:mi math:fontstyle="italic">lb</math:mi>
                  <math:mo math:stretchy="false">−</math:mo>
                  <math:mfrac>
                    <math:mrow>
                      <math:mi>c</math:mi>
                      <math:mi>ln</math:mi>
                      <math:mrow>
                        <math:mrow>
                          <math:mo math:stretchy="false">(</math:mo>
                          <math:mi>c</math:mi>
                          <math:mo math:stretchy="false">)</math:mo>
                        </math:mrow>
                        <math:mo math:stretchy="false">−</math:mo>
                        <math:mi>c</math:mi>
                      </math:mrow>
                    </math:mrow>
                    <math:mrow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</math:mrow>
                <math:mo math:stretchy="false">+</math:mo>
                <math:mi>c</math:mi>
              </math:mrow>
              <math:mi math:fontstyle="italic">lb</math:mi>
            </math:mrow>
          </math:mfenced>
        </math:mrow>
      </math:mtr>
      <math:mtr>
        <math:mrow>
          <math:mrow>
            <math:mi/>
            <math:mo math:stretchy="false">=</math:mo>
            <math:mfrac>
              <math:msub>
                <math:mo math:stretchy="false">β</math:mo>
                <math:mn>1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row>
            <math:mfenced math:open="[" math:close="]">
              <math:mrow>
                <math:mi>c</math:mi>
                <math:mrow>
                  <math:mrow>
                    <math:mi math:fontstyle="italic">lc</math:mi>
                    <math:mo math:stretchy="false">−</math:mo>
                    <math:mfrac>
                      <math:mi>c</math:mi>
                      <math:mrow>
                        <math:mi>ln</math:mi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</math:mrow>
                    </math:mfrac>
                  </math:mrow>
                  <math:mo math:stretchy="false">−</math:mo>
                  <math:mi>c</math:mi>
                </math:mrow>
                <math:mrow>
                  <math:mi math:fontstyle="italic">la</math:mi>
                  <math:mo math:stretchy="false">+</math:mo>
                  <math:mfrac>
                    <math:mi>a</math:mi>
                    <math:mrow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</math:mrow>
              </math:mrow>
            </math:mfenced>
            <math:mo math:stretchy="false">+</math:mo>
            <math:mfrac>
              <math:msub>
                <math:mo math:stretchy="false">β</math:mo>
                <math:mn>2</math:mn>
              </math:msub>
              <math:mrow>
                <math:mi>ln</math:mi>
                <math:mrow>
                  <math:mo math:stretchy="false">(</math:mo>
                  <math:mn>10</math:mn>
                  <math:mo math:stretchy="false">)</math:mo>
                </math:mrow>
              </math:mrow>
            </math:mfrac>
          </math:mrow>
          <math:mfenced math:open="[" math:close="]">
            <math:mrow>
              <math:mrow>
                <math:mfrac>
                  <math:mrow>
                    <math:mo math:stretchy="false">−</math:mo>
                    <math:mi>b</math:mi>
                  </math:mrow>
                  <math:mrow>
                    <math:mi>ln</math:mi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frac>
                <math:mo math:stretchy="false">−</math:mo>
                <math:mi>c</math:mi>
              </math:mrow>
              <math:mrow>
                <math:mrow>
                  <math:mi math:fontstyle="italic">lc</math:mi>
                  <math:mo math:stretchy="false">+</math:mo>
                  <math:mfrac>
                    <math:mi>c</math:mi>
                    <math:mrow>
                      <math:mi>ln</math:mi>
                      <math:mrow>
                        <math:mo math:stretchy="false">(</math:mo>
                        <math:mn>10</math:mn>
                        <math:mo math:stretchy="false">)</math:mo>
                      </math:mrow>
                    </math:mrow>
                  </math:mfrac>
                </math:mrow>
                <math:mo math:stretchy="false">+</math:mo>
                <math:mi>c</math:mi>
              </math:mrow>
              <math:mi math:fontstyle="italic">lb</math:mi>
            </math:mrow>
          </math:mfenced>
        </math:mrow>
      </math:mtr>
    </math:mtable>
    <math:annotation math:encoding="StarMath 5.0">E(y) = int_{-infinity}^{y} y g(y) dy newline

~ = {%beta_1} over {ln(10)} int_a^c { left [ {ln(y)} over {ln(10)} - la right ] dy } +       {%beta_2} over {ln(10)} int_c^b { left [ {ln(y)} over {ln(10)} - lb right ] dy } newline

~ = {%beta_1} over {ln(10)} left [ {y ln(y) - y} over {ln(10)} - la y right ]_a^c + 
    {%beta_2} over {ln(10)} left [ {y ln(y) - y} over {ln(10)} - lb y right ]_c^b newline

~ = {%beta_1} over {ln(10)} left [ {c ln(c) - c} over {ln(10)} - c la - {a ln(a) - a} over {ln(10)} + a la right ] + 
    {%beta_2} over {ln(10)} left [ {b ln(b) - b} over {ln(10)} - b lb - {c ln(c) - c} over {ln(10)} + c lb right ] newline
    
~ = {%beta_1} over {ln(10)} left [ c lc - {c} over {ln(10)} - c la + {a} over {ln(10)} right ] + 
    {%beta_2} over {ln(10)} left [ {- b} over {ln(10)} - c lc + {c} over {ln(10)} + c lb right ] newline
    </math:annotation>
  </math:semantics>
</math:math>
</file>